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meta.xml"/>
  <manifest:file-entry manifest:media-type="text/xml" manifest:full-path="Object 2/styles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4543in"/>
    </style:style>
    <style:style style:name="co10" style:family="table-column">
      <style:table-column-properties fo:break-before="auto" style:column-width="1.4429in"/>
    </style:style>
    <style:style style:name="co11" style:family="table-column">
      <style:table-column-properties fo:break-before="auto" style:column-width="1.072in"/>
    </style:style>
    <style:style style:name="co12" style:family="table-column">
      <style:table-column-properties fo:break-before="auto" style:column-width="1.2091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 style:data-style-name="N117">
      <style:table-cell-properties fo:border="0.0008in solid #000000"/>
    </style:style>
    <style:style style:name="ce3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00ff66"/>
      <style:text-properties fo:color="#000000"/>
    </style:style>
    <style:style style:name="ce8" style:family="table-cell" style:parent-style-name="Default">
      <style:text-properties style:font-name="Arimo" style:font-name-asian="Noto Serif CJK SC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9" table:default-cell-style-name="Default"/>
        <table:table-column table:style-name="co2" table:number-columns-repeated="6" table:default-cell-style-name="Default"/>
        <table:table-column table:style-name="co10" table:number-columns-repeated="2" table:default-cell-style-name="Default"/>
        <table:table-column table:style-name="co2" table:number-columns-repeated="26" table:default-cell-style-name="Default"/>
        <table:table-row table:style-name="ro3">
          <table:table-cell office:value-type="string">
            <text:p>channelmapping.cfg</text:p>
          </table:table-cell>
          <table:table-cell table:number-columns-repeated="2"/>
          <table:table-cell office:value-type="string">
            <text:p>Run_537</text:p>
          </table:table-cell>
          <table:table-cell table:number-columns-repeated="3"/>
          <table:table-cell table:style-name="ce3" office:value-type="string">
            <text:p>Ser_393_eff.cfg</text:p>
          </table:table-cell>
          <table:table-cell office:value-type="string">
            <text:p><text:a xlink:href="https://baltig.infn.it/pandola/red-daq-light/tree/master/src/Level1/ser">https://baltig.infn.it/pandola/red-daq-light/tree/master/src/Level1/ser</text:a></text:p>
          </table:table-cell>
          <table:table-cell table:style-name="ce3" office:value-type="string">
            <text:p>Ser_393.cfg</text:p>
          </table:table-cell>
          <table:table-cell table:style-name="ce3" office:value-type="string">
            <text:p>Ser_416.cfg</text:p>
          </table:table-cell>
          <table:table-cell table:style-name="ce3" office:value-type="string">
            <text:p>Ser_499.cfg</text:p>
          </table:table-cell>
          <table:table-cell table:style-name="ce3" office:value-type="string">
            <text:p>Ser_553.cfg</text:p>
          </table:table-cell>
          <table:table-cell table:style-name="ce7" office:value-type="string">
            <text:p>Ser_541.cfg</text:p>
          </table:table-cell>
          <table:table-cell table:style-name="ce7" office:value-type="string">
            <text:p>Ser_548.cfg</text:p>
          </table:table-cell>
          <table:table-cell table:style-name="ce7" office:value-type="string">
            <text:p>Ser_555.cfg</text:p>
          </table:table-cell>
          <table:table-cell table:number-columns-repeated="2"/>
          <table:table-cell office:value-type="string">
            <text:p>/storage/local/exp_soft/darkside/software/red-daq-light/src/Level1/ser</text:p>
          </table:table-cell>
          <table:table-cell table:style-name="ce3" office:value-type="string">
            <text:p>Ser_393.cfg</text:p>
          </table:table-cell>
          <table:table-cell table:style-name="ce3" office:value-type="string">
            <text:p>Ser_416.cfg</text:p>
          </table:table-cell>
          <table:table-cell table:style-name="ce3" office:value-type="string">
            <text:p>Ser_499.cfg</text:p>
          </table:table-cell>
          <table:table-cell table:style-name="ce3" office:value-type="string">
            <text:p>Ser_553.cfg</text:p>
          </table:table-cell>
          <table:table-cell table:style-name="ce7" office:value-type="string">
            <text:p>Ser_541.cfg</text:p>
          </table:table-cell>
          <table:table-cell table:style-name="ce7" office:value-type="string">
            <text:p>Ser_548.cfg</text:p>
          </table:table-cell>
          <table:table-cell table:style-name="ce7" office:value-type="string">
            <text:p>Ser_555.cfg</text:p>
          </table:table-cell>
          <table:table-cell table:number-columns-repeated="2"/>
          <table:table-cell table:style-name="ce3" office:value-type="string">
            <text:p>Ser_393.cfg</text:p>
          </table:table-cell>
          <table:table-cell table:style-name="ce3" office:value-type="string">
            <text:p>Ser_416.cfg</text:p>
          </table:table-cell>
          <table:table-cell table:style-name="ce3" office:value-type="string">
            <text:p>Ser_499.cfg</text:p>
          </table:table-cell>
          <table:table-cell table:style-name="ce3" office:value-type="string">
            <text:p>Ser_553.cfg</text:p>
          </table:table-cell>
          <table:table-cell table:style-name="ce7" office:value-type="string">
            <text:p>Ser_541.cfg</text:p>
          </table:table-cell>
          <table:table-cell table:style-name="ce7" office:value-type="string">
            <text:p>Ser_548.cfg</text:p>
          </table:table-cell>
          <table:table-cell table:style-name="ce7" office:value-type="string">
            <text:p>Ser_555.cfg</text:p>
          </table:table-cell>
        </table:table-row>
        <table:table-row table:style-name="ro2">
          <table:table-cell table:number-columns-repeated="3"/>
          <table:table-cell office:value-type="string">
            <text:p>Fano</text:p>
          </table:table-cell>
          <table:table-cell table:number-columns-repeated="4"/>
          <table:table-cell table:style-name="ce3" office:value-type="string">
            <text:p>Ser_393_eff.cfg</text:p>
          </table:table-cell>
          <table:table-cell office:value-type="float" office:value="393">
            <text:p>393</text:p>
          </table:table-cell>
          <table:table-cell office:value-type="float" office:value="416">
            <text:p>416</text:p>
          </table:table-cell>
          <table:table-cell office:value-type="float" office:value="499">
            <text:p>499</text:p>
          </table:table-cell>
          <table:table-cell office:value-type="float" office:value="553">
            <text:p>553</text:p>
          </table:table-cell>
          <table:table-cell office:value-type="float" office:value="541">
            <text:p>541</text:p>
          </table:table-cell>
          <table:table-cell office:value-type="float" office:value="548">
            <text:p>548</text:p>
          </table:table-cell>
          <table:table-cell office:value-type="float" office:value="555">
            <text:p>555</text:p>
          </table:table-cell>
          <table:table-cell table:number-columns-repeated="3"/>
          <table:table-cell office:value-type="float" office:value="393">
            <text:p>393</text:p>
          </table:table-cell>
          <table:table-cell office:value-type="float" office:value="416">
            <text:p>416</text:p>
          </table:table-cell>
          <table:table-cell office:value-type="float" office:value="499">
            <text:p>499</text:p>
          </table:table-cell>
          <table:table-cell office:value-type="float" office:value="553">
            <text:p>553</text:p>
          </table:table-cell>
          <table:table-cell office:value-type="float" office:value="541">
            <text:p>541</text:p>
          </table:table-cell>
          <table:table-cell office:value-type="float" office:value="548">
            <text:p>548</text:p>
          </table:table-cell>
          <table:table-cell office:value-type="float" office:value="555">
            <text:p>555</text:p>
          </table:table-cell>
          <table:table-cell table:number-columns-repeated="9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Sci0</text:p>
          </table:table-cell>
          <table:table-cell table:number-columns-repeated="4"/>
          <table:table-cell table:formula="of:=[.I3]/[.J3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]-[.T3]" office:value-type="float" office:value="0">
            <text:p>0</text:p>
          </table:table-cell>
          <table:table-cell table:formula="of:=[.K3]-[.U3]" office:value-type="float" office:value="0">
            <text:p>0</text:p>
          </table:table-cell>
          <table:table-cell table:formula="of:=[.L3]-[.V3]" office:value-type="float" office:value="0">
            <text:p>0</text:p>
          </table:table-cell>
          <table:table-cell table:formula="of:=[.M3]-[.W3]" office:value-type="float" office:value="0">
            <text:p>0</text:p>
          </table:table-cell>
          <table:table-cell table:formula="of:=[.N3]-[.X3]" office:value-type="float" office:value="0">
            <text:p>0</text:p>
          </table:table-cell>
          <table:table-cell/>
          <table:table-cell table:formula="of:=[.P3]-[.Z3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Sci1</text:p>
          </table:table-cell>
          <table:table-cell table:number-columns-repeated="4"/>
          <table:table-cell table:formula="of:=[.I4]/[.J4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]-[.T4]" office:value-type="float" office:value="0">
            <text:p>0</text:p>
          </table:table-cell>
          <table:table-cell table:formula="of:=[.K4]-[.U4]" office:value-type="float" office:value="0">
            <text:p>0</text:p>
          </table:table-cell>
          <table:table-cell table:formula="of:=[.L4]-[.V4]" office:value-type="float" office:value="0">
            <text:p>0</text:p>
          </table:table-cell>
          <table:table-cell table:formula="of:=[.M4]-[.W4]" office:value-type="float" office:value="0">
            <text:p>0</text:p>
          </table:table-cell>
          <table:table-cell table:formula="of:=[.N4]-[.X4]" office:value-type="float" office:value="0">
            <text:p>0</text:p>
          </table:table-cell>
          <table:table-cell/>
          <table:table-cell table:formula="of:=[.P4]-[.Z4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Sci2</text:p>
          </table:table-cell>
          <table:table-cell table:number-columns-repeated="4"/>
          <table:table-cell table:formula="of:=[.I5]/[.J5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5]-[.T5]" office:value-type="float" office:value="0">
            <text:p>0</text:p>
          </table:table-cell>
          <table:table-cell table:formula="of:=[.K5]-[.U5]" office:value-type="float" office:value="0">
            <text:p>0</text:p>
          </table:table-cell>
          <table:table-cell table:formula="of:=[.L5]-[.V5]" office:value-type="float" office:value="0">
            <text:p>0</text:p>
          </table:table-cell>
          <table:table-cell table:formula="of:=[.M5]-[.W5]" office:value-type="float" office:value="0">
            <text:p>0</text:p>
          </table:table-cell>
          <table:table-cell table:formula="of:=[.N5]-[.X5]" office:value-type="float" office:value="0">
            <text:p>0</text:p>
          </table:table-cell>
          <table:table-cell/>
          <table:table-cell table:formula="of:=[.P5]-[.Z5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Sci3</text:p>
          </table:table-cell>
          <table:table-cell table:number-columns-repeated="4"/>
          <table:table-cell table:formula="of:=[.I6]/[.J6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6]-[.T6]" office:value-type="float" office:value="0">
            <text:p>0</text:p>
          </table:table-cell>
          <table:table-cell table:formula="of:=[.K6]-[.U6]" office:value-type="float" office:value="0">
            <text:p>0</text:p>
          </table:table-cell>
          <table:table-cell table:formula="of:=[.L6]-[.V6]" office:value-type="float" office:value="0">
            <text:p>0</text:p>
          </table:table-cell>
          <table:table-cell table:formula="of:=[.M6]-[.W6]" office:value-type="float" office:value="0">
            <text:p>0</text:p>
          </table:table-cell>
          <table:table-cell table:formula="of:=[.N6]-[.X6]" office:value-type="float" office:value="0">
            <text:p>0</text:p>
          </table:table-cell>
          <table:table-cell/>
          <table:table-cell table:formula="of:=[.P6]-[.Z6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Sci4</text:p>
          </table:table-cell>
          <table:table-cell table:number-columns-repeated="4"/>
          <table:table-cell table:formula="of:=[.I7]/[.J7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7]-[.T7]" office:value-type="float" office:value="0">
            <text:p>0</text:p>
          </table:table-cell>
          <table:table-cell table:formula="of:=[.K7]-[.U7]" office:value-type="float" office:value="0">
            <text:p>0</text:p>
          </table:table-cell>
          <table:table-cell table:formula="of:=[.L7]-[.V7]" office:value-type="float" office:value="0">
            <text:p>0</text:p>
          </table:table-cell>
          <table:table-cell table:formula="of:=[.M7]-[.W7]" office:value-type="float" office:value="0">
            <text:p>0</text:p>
          </table:table-cell>
          <table:table-cell table:formula="of:=[.N7]-[.X7]" office:value-type="float" office:value="0">
            <text:p>0</text:p>
          </table:table-cell>
          <table:table-cell/>
          <table:table-cell table:formula="of:=[.P7]-[.Z7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Sci5</text:p>
          </table:table-cell>
          <table:table-cell table:number-columns-repeated="4"/>
          <table:table-cell table:formula="of:=[.I8]/[.J8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8]-[.T8]" office:value-type="float" office:value="0">
            <text:p>0</text:p>
          </table:table-cell>
          <table:table-cell table:formula="of:=[.K8]-[.U8]" office:value-type="float" office:value="0">
            <text:p>0</text:p>
          </table:table-cell>
          <table:table-cell table:formula="of:=[.L8]-[.V8]" office:value-type="float" office:value="0">
            <text:p>0</text:p>
          </table:table-cell>
          <table:table-cell table:formula="of:=[.M8]-[.W8]" office:value-type="float" office:value="0">
            <text:p>0</text:p>
          </table:table-cell>
          <table:table-cell table:formula="of:=[.N8]-[.X8]" office:value-type="float" office:value="0">
            <text:p>0</text:p>
          </table:table-cell>
          <table:table-cell/>
          <table:table-cell table:formula="of:=[.P8]-[.Z8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Sci6</text:p>
          </table:table-cell>
          <table:table-cell table:number-columns-repeated="4"/>
          <table:table-cell table:formula="of:=[.I9]/[.J9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9]-[.T9]" office:value-type="float" office:value="0">
            <text:p>0</text:p>
          </table:table-cell>
          <table:table-cell table:formula="of:=[.K9]-[.U9]" office:value-type="float" office:value="0">
            <text:p>0</text:p>
          </table:table-cell>
          <table:table-cell table:formula="of:=[.L9]-[.V9]" office:value-type="float" office:value="0">
            <text:p>0</text:p>
          </table:table-cell>
          <table:table-cell table:formula="of:=[.M9]-[.W9]" office:value-type="float" office:value="0">
            <text:p>0</text:p>
          </table:table-cell>
          <table:table-cell table:formula="of:=[.N9]-[.X9]" office:value-type="float" office:value="0">
            <text:p>0</text:p>
          </table:table-cell>
          <table:table-cell/>
          <table:table-cell table:formula="of:=[.P9]-[.Z9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Sci7</text:p>
          </table:table-cell>
          <table:table-cell table:number-columns-repeated="4"/>
          <table:table-cell table:formula="of:=[.I10]/[.J10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0]-[.T10]" office:value-type="float" office:value="0">
            <text:p>0</text:p>
          </table:table-cell>
          <table:table-cell table:formula="of:=[.K10]-[.U10]" office:value-type="float" office:value="0">
            <text:p>0</text:p>
          </table:table-cell>
          <table:table-cell table:formula="of:=[.L10]-[.V10]" office:value-type="float" office:value="0">
            <text:p>0</text:p>
          </table:table-cell>
          <table:table-cell table:formula="of:=[.M10]-[.W10]" office:value-type="float" office:value="0">
            <text:p>0</text:p>
          </table:table-cell>
          <table:table-cell table:formula="of:=[.N10]-[.X10]" office:value-type="float" office:value="0">
            <text:p>0</text:p>
          </table:table-cell>
          <table:table-cell/>
          <table:table-cell table:formula="of:=[.P10]-[.Z10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LSci8</text:p>
          </table:table-cell>
          <table:table-cell table:number-columns-repeated="4"/>
          <table:table-cell table:formula="of:=[.I11]/[.J11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1]-[.T11]" office:value-type="float" office:value="0">
            <text:p>0</text:p>
          </table:table-cell>
          <table:table-cell table:formula="of:=[.K11]-[.U11]" office:value-type="float" office:value="0">
            <text:p>0</text:p>
          </table:table-cell>
          <table:table-cell table:formula="of:=[.L11]-[.V11]" office:value-type="float" office:value="0">
            <text:p>0</text:p>
          </table:table-cell>
          <table:table-cell table:formula="of:=[.M11]-[.W11]" office:value-type="float" office:value="0">
            <text:p>0</text:p>
          </table:table-cell>
          <table:table-cell table:formula="of:=[.N11]-[.X11]" office:value-type="float" office:value="0">
            <text:p>0</text:p>
          </table:table-cell>
          <table:table-cell/>
          <table:table-cell table:formula="of:=[.P11]-[.Z11]"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iDEslow</text:p>
          </table:table-cell>
          <table:table-cell table:number-columns-repeated="4"/>
          <table:table-cell table:formula="of:=[.I12]/[.J12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2]-[.T12]" office:value-type="float" office:value="0">
            <text:p>0</text:p>
          </table:table-cell>
          <table:table-cell table:formula="of:=[.K12]-[.U12]" office:value-type="float" office:value="0">
            <text:p>0</text:p>
          </table:table-cell>
          <table:table-cell table:formula="of:=[.L12]-[.V12]" office:value-type="float" office:value="0">
            <text:p>0</text:p>
          </table:table-cell>
          <table:table-cell table:formula="of:=[.M12]-[.W12]" office:value-type="float" office:value="0">
            <text:p>0</text:p>
          </table:table-cell>
          <table:table-cell table:formula="of:=[.N12]-[.X12]" office:value-type="float" office:value="0">
            <text:p>0</text:p>
          </table:table-cell>
          <table:table-cell/>
          <table:table-cell table:formula="of:=[.P12]-[.Z12]" office:value-type="float" office:value="0">
            <text:p>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SiEslow</text:p>
          </table:table-cell>
          <table:table-cell table:number-columns-repeated="4"/>
          <table:table-cell table:formula="of:=[.I13]/[.J13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3]-[.T13]" office:value-type="float" office:value="0">
            <text:p>0</text:p>
          </table:table-cell>
          <table:table-cell table:formula="of:=[.K13]-[.U13]" office:value-type="float" office:value="0">
            <text:p>0</text:p>
          </table:table-cell>
          <table:table-cell table:formula="of:=[.L13]-[.V13]" office:value-type="float" office:value="0">
            <text:p>0</text:p>
          </table:table-cell>
          <table:table-cell table:formula="of:=[.M13]-[.W13]" office:value-type="float" office:value="0">
            <text:p>0</text:p>
          </table:table-cell>
          <table:table-cell table:formula="of:=[.N13]-[.X13]" office:value-type="float" office:value="0">
            <text:p>0</text:p>
          </table:table-cell>
          <table:table-cell/>
          <table:table-cell table:formula="of:=[.P13]-[.Z13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table:number-columns-repeated="4"/>
          <table:table-cell table:formula="of:=[.I14]/[.J14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4]-[.T14]" office:value-type="float" office:value="0">
            <text:p>0</text:p>
          </table:table-cell>
          <table:table-cell table:formula="of:=[.K14]-[.U14]" office:value-type="float" office:value="0">
            <text:p>0</text:p>
          </table:table-cell>
          <table:table-cell table:formula="of:=[.L14]-[.V14]" office:value-type="float" office:value="0">
            <text:p>0</text:p>
          </table:table-cell>
          <table:table-cell table:formula="of:=[.M14]-[.W14]" office:value-type="float" office:value="0">
            <text:p>0</text:p>
          </table:table-cell>
          <table:table-cell table:formula="of:=[.N14]-[.X14]" office:value-type="float" office:value="0">
            <text:p>0</text:p>
          </table:table-cell>
          <table:table-cell/>
          <table:table-cell table:formula="of:=[.P14]-[.Z14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table:number-columns-repeated="4"/>
          <table:table-cell table:formula="of:=[.I15]/[.J15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5]-[.T15]" office:value-type="float" office:value="0">
            <text:p>0</text:p>
          </table:table-cell>
          <table:table-cell table:formula="of:=[.K15]-[.U15]" office:value-type="float" office:value="0">
            <text:p>0</text:p>
          </table:table-cell>
          <table:table-cell table:formula="of:=[.L15]-[.V15]" office:value-type="float" office:value="0">
            <text:p>0</text:p>
          </table:table-cell>
          <table:table-cell table:formula="of:=[.M15]-[.W15]" office:value-type="float" office:value="0">
            <text:p>0</text:p>
          </table:table-cell>
          <table:table-cell table:formula="of:=[.N15]-[.X15]" office:value-type="float" office:value="0">
            <text:p>0</text:p>
          </table:table-cell>
          <table:table-cell/>
          <table:table-cell table:formula="of:=[.P15]-[.Z15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table:number-columns-repeated="4"/>
          <table:table-cell table:formula="of:=[.I16]/[.J16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6]-[.T16]" office:value-type="float" office:value="0">
            <text:p>0</text:p>
          </table:table-cell>
          <table:table-cell table:formula="of:=[.K16]-[.U16]" office:value-type="float" office:value="0">
            <text:p>0</text:p>
          </table:table-cell>
          <table:table-cell table:formula="of:=[.L16]-[.V16]" office:value-type="float" office:value="0">
            <text:p>0</text:p>
          </table:table-cell>
          <table:table-cell table:formula="of:=[.M16]-[.W16]" office:value-type="float" office:value="0">
            <text:p>0</text:p>
          </table:table-cell>
          <table:table-cell table:formula="of:=[.N16]-[.X16]" office:value-type="float" office:value="0">
            <text:p>0</text:p>
          </table:table-cell>
          <table:table-cell/>
          <table:table-cell table:formula="of:=[.P16]-[.Z16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table:number-columns-repeated="4"/>
          <table:table-cell table:formula="of:=[.I17]/[.J17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7]-[.T17]" office:value-type="float" office:value="0">
            <text:p>0</text:p>
          </table:table-cell>
          <table:table-cell table:formula="of:=[.K17]-[.U17]" office:value-type="float" office:value="0">
            <text:p>0</text:p>
          </table:table-cell>
          <table:table-cell table:formula="of:=[.L17]-[.V17]" office:value-type="float" office:value="0">
            <text:p>0</text:p>
          </table:table-cell>
          <table:table-cell table:formula="of:=[.M17]-[.W17]" office:value-type="float" office:value="0">
            <text:p>0</text:p>
          </table:table-cell>
          <table:table-cell table:formula="of:=[.N17]-[.X17]" office:value-type="float" office:value="0">
            <text:p>0</text:p>
          </table:table-cell>
          <table:table-cell/>
          <table:table-cell table:formula="of:=[.P17]-[.Z17]"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Strigger</text:p>
          </table:table-cell>
          <table:table-cell table:number-columns-repeated="4"/>
          <table:table-cell table:formula="of:=[.I18]/[.J18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18]-[.T18]" office:value-type="float" office:value="0">
            <text:p>0</text:p>
          </table:table-cell>
          <table:table-cell table:formula="of:=[.K18]-[.U18]" office:value-type="float" office:value="0">
            <text:p>0</text:p>
          </table:table-cell>
          <table:table-cell table:formula="of:=[.L18]-[.V18]" office:value-type="float" office:value="0">
            <text:p>0</text:p>
          </table:table-cell>
          <table:table-cell table:formula="of:=[.M18]-[.W18]" office:value-type="float" office:value="0">
            <text:p>0</text:p>
          </table:table-cell>
          <table:table-cell table:formula="of:=[.N18]-[.X18]" office:value-type="float" office:value="0">
            <text:p>0</text:p>
          </table:table-cell>
          <table:table-cell/>
          <table:table-cell table:formula="of:=[.P18]-[.Z18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F2</text:p>
          </table:table-cell>
          <table:table-cell table:number-columns-repeated="4"/>
          <table:table-cell table:formula="of:=[.I19]/[.J19]" office:value-type="float" office:value="2.01403500591592">
            <text:p>2.0140350059</text:p>
          </table:table-cell>
          <table:table-cell table:formula="of:=[.J19]*1.55" office:value-type="float" office:value="5318.701">
            <text:p>5318.701</text:p>
          </table:table-cell>
          <table:table-cell table:style-name="ce6" office:value-type="float" office:value="6911">
            <text:p>6911</text:p>
          </table:table-cell>
          <table:table-cell office:value-type="float" office:value="3431.42">
            <text:p>3431.42</text:p>
          </table:table-cell>
          <table:table-cell office:value-type="float" office:value="3387.8">
            <text:p>3387.8</text:p>
          </table:table-cell>
          <table:table-cell office:value-type="float" office:value="3396.73">
            <text:p>3396.73</text:p>
          </table:table-cell>
          <table:table-cell office:value-type="float" office:value="3365.52">
            <text:p>3365.52</text:p>
          </table:table-cell>
          <table:table-cell office:value-type="float" office:value="3428.82">
            <text:p>3428.82</text:p>
          </table:table-cell>
          <table:table-cell office:value-type="float" office:value="2020.95">
            <text:p>2020.95</text:p>
          </table:table-cell>
          <table:table-cell office:value-type="float" office:value="3127">
            <text:p>3127</text:p>
          </table:table-cell>
          <table:table-cell table:number-columns-repeated="3"/>
          <table:table-cell office:value-type="float" office:value="3431.42">
            <text:p>3431.42</text:p>
          </table:table-cell>
          <table:table-cell office:value-type="float" office:value="3387.8">
            <text:p>3387.8</text:p>
          </table:table-cell>
          <table:table-cell office:value-type="float" office:value="3396.73">
            <text:p>3396.73</text:p>
          </table:table-cell>
          <table:table-cell office:value-type="float" office:value="3365.52">
            <text:p>3365.52</text:p>
          </table:table-cell>
          <table:table-cell office:value-type="float" office:value="3428.82">
            <text:p>3428.82</text:p>
          </table:table-cell>
          <table:table-cell/>
          <table:table-cell office:value-type="float" office:value="3127">
            <text:p>3127</text:p>
          </table:table-cell>
          <table:table-cell table:number-columns-repeated="2"/>
          <table:table-cell table:formula="of:=[.J19]-[.T19]" office:value-type="float" office:value="0">
            <text:p>0</text:p>
          </table:table-cell>
          <table:table-cell table:formula="of:=[.K19]-[.U19]" office:value-type="float" office:value="0">
            <text:p>0</text:p>
          </table:table-cell>
          <table:table-cell table:formula="of:=[.L19]-[.V19]" office:value-type="float" office:value="0">
            <text:p>0</text:p>
          </table:table-cell>
          <table:table-cell table:formula="of:=[.M19]-[.W19]" office:value-type="float" office:value="0">
            <text:p>0</text:p>
          </table:table-cell>
          <table:table-cell table:formula="of:=[.N19]-[.X19]" office:value-type="float" office:value="0">
            <text:p>0</text:p>
          </table:table-cell>
          <table:table-cell/>
          <table:table-cell table:formula="of:=[.P19]-[.Z19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F3</text:p>
          </table:table-cell>
          <table:table-cell table:number-columns-repeated="4"/>
          <table:table-cell table:formula="of:=[.I20]/[.J20]" office:value-type="float" office:value="1.74562771493956">
            <text:p>1.7456277149</text:p>
          </table:table-cell>
          <table:table-cell table:formula="of:=[.J20]*1.55" office:value-type="float" office:value="5188.191">
            <text:p>5188.191</text:p>
          </table:table-cell>
          <table:table-cell table:style-name="ce6" office:value-type="float" office:value="5843">
            <text:p>5843</text:p>
          </table:table-cell>
          <table:table-cell office:value-type="float" office:value="3347.22">
            <text:p>3347.22</text:p>
          </table:table-cell>
          <table:table-cell office:value-type="float" office:value="3404.35">
            <text:p>3404.35</text:p>
          </table:table-cell>
          <table:table-cell office:value-type="float" office:value="3339.23">
            <text:p>3339.23</text:p>
          </table:table-cell>
          <table:table-cell office:value-type="float" office:value="3364.27">
            <text:p>3364.27</text:p>
          </table:table-cell>
          <table:table-cell office:value-type="float" office:value="3376.11">
            <text:p>3376.11</text:p>
          </table:table-cell>
          <table:table-cell office:value-type="float" office:value="2041.67">
            <text:p>2041.67</text:p>
          </table:table-cell>
          <table:table-cell office:value-type="float" office:value="3137">
            <text:p>3137</text:p>
          </table:table-cell>
          <table:table-cell table:number-columns-repeated="3"/>
          <table:table-cell office:value-type="float" office:value="3347.22">
            <text:p>3347.22</text:p>
          </table:table-cell>
          <table:table-cell office:value-type="float" office:value="3404.35">
            <text:p>3404.35</text:p>
          </table:table-cell>
          <table:table-cell office:value-type="float" office:value="3339.23">
            <text:p>3339.23</text:p>
          </table:table-cell>
          <table:table-cell office:value-type="float" office:value="3364.27">
            <text:p>3364.27</text:p>
          </table:table-cell>
          <table:table-cell office:value-type="float" office:value="3376.11">
            <text:p>3376.11</text:p>
          </table:table-cell>
          <table:table-cell/>
          <table:table-cell office:value-type="float" office:value="3137">
            <text:p>3137</text:p>
          </table:table-cell>
          <table:table-cell table:number-columns-repeated="2"/>
          <table:table-cell table:formula="of:=[.J20]-[.T20]" office:value-type="float" office:value="0">
            <text:p>0</text:p>
          </table:table-cell>
          <table:table-cell table:formula="of:=[.K20]-[.U20]" office:value-type="float" office:value="0">
            <text:p>0</text:p>
          </table:table-cell>
          <table:table-cell table:formula="of:=[.L20]-[.V20]" office:value-type="float" office:value="0">
            <text:p>0</text:p>
          </table:table-cell>
          <table:table-cell table:formula="of:=[.M20]-[.W20]" office:value-type="float" office:value="0">
            <text:p>0</text:p>
          </table:table-cell>
          <table:table-cell table:formula="of:=[.N20]-[.X20]" office:value-type="float" office:value="0">
            <text:p>0</text:p>
          </table:table-cell>
          <table:table-cell/>
          <table:table-cell table:formula="of:=[.P20]-[.Z20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F4</text:p>
          </table:table-cell>
          <table:table-cell table:number-columns-repeated="4"/>
          <table:table-cell table:formula="of:=[.I21]/[.J21]" office:value-type="float" office:value="1.76177664495422">
            <text:p>1.761776645</text:p>
          </table:table-cell>
          <table:table-cell table:formula="of:=[.J21]*1.55" office:value-type="float" office:value="5254.128">
            <text:p>5254.128</text:p>
          </table:table-cell>
          <table:table-cell table:style-name="ce6" office:value-type="float" office:value="5972">
            <text:p>5972</text:p>
          </table:table-cell>
          <table:table-cell office:value-type="float" office:value="3389.76">
            <text:p>3389.76</text:p>
          </table:table-cell>
          <table:table-cell office:value-type="float" office:value="3393.76">
            <text:p>3393.76</text:p>
          </table:table-cell>
          <table:table-cell office:value-type="float" office:value="3379.12">
            <text:p>3379.12</text:p>
          </table:table-cell>
          <table:table-cell office:value-type="float" office:value="3390.55">
            <text:p>3390.55</text:p>
          </table:table-cell>
          <table:table-cell office:value-type="float" office:value="3376.1">
            <text:p>3376.1</text:p>
          </table:table-cell>
          <table:table-cell office:value-type="float" office:value="2033.74">
            <text:p>2033.74</text:p>
          </table:table-cell>
          <table:table-cell office:value-type="float" office:value="3167">
            <text:p>3167</text:p>
          </table:table-cell>
          <table:table-cell table:number-columns-repeated="3"/>
          <table:table-cell office:value-type="float" office:value="3389.76">
            <text:p>3389.76</text:p>
          </table:table-cell>
          <table:table-cell office:value-type="float" office:value="3393.76">
            <text:p>3393.76</text:p>
          </table:table-cell>
          <table:table-cell office:value-type="float" office:value="3379.12">
            <text:p>3379.12</text:p>
          </table:table-cell>
          <table:table-cell office:value-type="float" office:value="3390.55">
            <text:p>3390.55</text:p>
          </table:table-cell>
          <table:table-cell office:value-type="float" office:value="3376.1">
            <text:p>3376.1</text:p>
          </table:table-cell>
          <table:table-cell/>
          <table:table-cell office:value-type="float" office:value="3167">
            <text:p>3167</text:p>
          </table:table-cell>
          <table:table-cell table:number-columns-repeated="2"/>
          <table:table-cell table:formula="of:=[.J21]-[.T21]" office:value-type="float" office:value="0">
            <text:p>0</text:p>
          </table:table-cell>
          <table:table-cell table:formula="of:=[.K21]-[.U21]" office:value-type="float" office:value="0">
            <text:p>0</text:p>
          </table:table-cell>
          <table:table-cell table:formula="of:=[.L21]-[.V21]" office:value-type="float" office:value="0">
            <text:p>0</text:p>
          </table:table-cell>
          <table:table-cell table:formula="of:=[.M21]-[.W21]" office:value-type="float" office:value="0">
            <text:p>0</text:p>
          </table:table-cell>
          <table:table-cell table:formula="of:=[.N21]-[.X21]" office:value-type="float" office:value="0">
            <text:p>0</text:p>
          </table:table-cell>
          <table:table-cell/>
          <table:table-cell table:formula="of:=[.P21]-[.Z21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5</text:p>
          </table:table-cell>
          <table:table-cell table:number-columns-repeated="4"/>
          <table:table-cell table:formula="of:=[.I22]/[.J22]" office:value-type="float" office:value="1.79938517050243">
            <text:p>1.7993851705</text:p>
          </table:table-cell>
          <table:table-cell table:formula="of:=[.J22]*1.55" office:value-type="float" office:value="5223.562">
            <text:p>5223.562</text:p>
          </table:table-cell>
          <table:table-cell table:style-name="ce6" office:value-type="float" office:value="6064">
            <text:p>6064</text:p>
          </table:table-cell>
          <table:table-cell office:value-type="float" office:value="3370.04">
            <text:p>3370.04</text:p>
          </table:table-cell>
          <table:table-cell office:value-type="float" office:value="3378.6">
            <text:p>3378.6</text:p>
          </table:table-cell>
          <table:table-cell office:value-type="float" office:value="3370.24">
            <text:p>3370.24</text:p>
          </table:table-cell>
          <table:table-cell office:value-type="float" office:value="3420.58">
            <text:p>3420.58</text:p>
          </table:table-cell>
          <table:table-cell office:value-type="float" office:value="3261.73">
            <text:p>3261.73</text:p>
          </table:table-cell>
          <table:table-cell office:value-type="float" office:value="1999.06">
            <text:p>1999.06</text:p>
          </table:table-cell>
          <table:table-cell office:value-type="float" office:value="3102">
            <text:p>3102</text:p>
          </table:table-cell>
          <table:table-cell table:number-columns-repeated="3"/>
          <table:table-cell office:value-type="float" office:value="3370.04">
            <text:p>3370.04</text:p>
          </table:table-cell>
          <table:table-cell office:value-type="float" office:value="3378.6">
            <text:p>3378.6</text:p>
          </table:table-cell>
          <table:table-cell office:value-type="float" office:value="3370.24">
            <text:p>3370.24</text:p>
          </table:table-cell>
          <table:table-cell office:value-type="float" office:value="3420.58">
            <text:p>3420.58</text:p>
          </table:table-cell>
          <table:table-cell office:value-type="float" office:value="3261.73">
            <text:p>3261.73</text:p>
          </table:table-cell>
          <table:table-cell/>
          <table:table-cell office:value-type="float" office:value="3102">
            <text:p>3102</text:p>
          </table:table-cell>
          <table:table-cell table:number-columns-repeated="2"/>
          <table:table-cell table:formula="of:=[.J22]-[.T22]" office:value-type="float" office:value="0">
            <text:p>0</text:p>
          </table:table-cell>
          <table:table-cell table:formula="of:=[.K22]-[.U22]" office:value-type="float" office:value="0">
            <text:p>0</text:p>
          </table:table-cell>
          <table:table-cell table:formula="of:=[.L22]-[.V22]" office:value-type="float" office:value="0">
            <text:p>0</text:p>
          </table:table-cell>
          <table:table-cell table:formula="of:=[.M22]-[.W22]" office:value-type="float" office:value="0">
            <text:p>0</text:p>
          </table:table-cell>
          <table:table-cell table:formula="of:=[.N22]-[.X22]" office:value-type="float" office:value="0">
            <text:p>0</text:p>
          </table:table-cell>
          <table:table-cell/>
          <table:table-cell table:formula="of:=[.P22]-[.Z22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formula="of:=[.I23]/[.J23]" office:value-type="float" office:value="1.66725789286981">
            <text:p>1.6672578929</text:p>
          </table:table-cell>
          <table:table-cell table:number-columns-repeated="2" office:value-type="float" office:value="4230">
            <text:p>4230</text:p>
          </table:table-cell>
          <table:table-cell office:value-type="float" office:value="2537.1">
            <text:p>2537.1</text:p>
          </table:table-cell>
          <table:table-cell office:value-type="float" office:value="2533.64">
            <text:p>2533.64</text:p>
          </table:table-cell>
          <table:table-cell office:value-type="float" office:value="2551.35">
            <text:p>2551.35</text:p>
          </table:table-cell>
          <table:table-cell office:value-type="float" office:value="2525.2">
            <text:p>2525.2</text:p>
          </table:table-cell>
          <table:table-cell office:value-type="float" office:value="2581.22">
            <text:p>2581.22</text:p>
          </table:table-cell>
          <table:table-cell office:value-type="float" office:value="1536.23">
            <text:p>1536.2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37.1">
            <text:p>2537.1</text:p>
          </table:table-cell>
          <table:table-cell office:value-type="float" office:value="2533.64">
            <text:p>2533.64</text:p>
          </table:table-cell>
          <table:table-cell office:value-type="float" office:value="2551.35">
            <text:p>2551.35</text:p>
          </table:table-cell>
          <table:table-cell office:value-type="float" office:value="2525.2">
            <text:p>2525.2</text:p>
          </table:table-cell>
          <table:table-cell office:value-type="float" office:value="2581.22">
            <text:p>2581.2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3]-[.T23]" office:value-type="float" office:value="0">
            <text:p>0</text:p>
          </table:table-cell>
          <table:table-cell table:formula="of:=[.K23]-[.U23]" office:value-type="float" office:value="0">
            <text:p>0</text:p>
          </table:table-cell>
          <table:table-cell table:formula="of:=[.L23]-[.V23]" office:value-type="float" office:value="0">
            <text:p>0</text:p>
          </table:table-cell>
          <table:table-cell table:formula="of:=[.M23]-[.W23]" office:value-type="float" office:value="0">
            <text:p>0</text:p>
          </table:table-cell>
          <table:table-cell table:formula="of:=[.N23]-[.X23]" office:value-type="float" office:value="0">
            <text:p>0</text:p>
          </table:table-cell>
          <table:table-cell/>
          <table:table-cell table:formula="of:=[.P23]-[.Z23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I24]/[.J24]" office:value-type="float" office:value="1.51623193844999">
            <text:p>1.5162319384</text:p>
          </table:table-cell>
          <table:table-cell table:number-columns-repeated="2" office:value-type="float" office:value="3636">
            <text:p>3636</text:p>
          </table:table-cell>
          <table:table-cell office:value-type="float" office:value="2398.05">
            <text:p>2398.05</text:p>
          </table:table-cell>
          <table:table-cell office:value-type="float" office:value="2401.67">
            <text:p>2401.67</text:p>
          </table:table-cell>
          <table:table-cell office:value-type="float" office:value="2385.06">
            <text:p>2385.06</text:p>
          </table:table-cell>
          <table:table-cell office:value-type="float" office:value="2405.79">
            <text:p>2405.79</text:p>
          </table:table-cell>
          <table:table-cell office:value-type="float" office:value="2384.34">
            <text:p>2384.34</text:p>
          </table:table-cell>
          <table:table-cell office:value-type="float" office:value="1456.4">
            <text:p>1456.4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398.05">
            <text:p>2398.05</text:p>
          </table:table-cell>
          <table:table-cell office:value-type="float" office:value="2401.67">
            <text:p>2401.67</text:p>
          </table:table-cell>
          <table:table-cell office:value-type="float" office:value="2385.06">
            <text:p>2385.06</text:p>
          </table:table-cell>
          <table:table-cell office:value-type="float" office:value="2405.79">
            <text:p>2405.79</text:p>
          </table:table-cell>
          <table:table-cell office:value-type="float" office:value="2384.34">
            <text:p>2384.34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4]-[.T24]" office:value-type="float" office:value="0">
            <text:p>0</text:p>
          </table:table-cell>
          <table:table-cell table:formula="of:=[.K24]-[.U24]" office:value-type="float" office:value="0">
            <text:p>0</text:p>
          </table:table-cell>
          <table:table-cell table:formula="of:=[.L24]-[.V24]" office:value-type="float" office:value="0">
            <text:p>0</text:p>
          </table:table-cell>
          <table:table-cell table:formula="of:=[.M24]-[.W24]" office:value-type="float" office:value="0">
            <text:p>0</text:p>
          </table:table-cell>
          <table:table-cell table:formula="of:=[.N24]-[.X24]" office:value-type="float" office:value="0">
            <text:p>0</text:p>
          </table:table-cell>
          <table:table-cell/>
          <table:table-cell table:formula="of:=[.P24]-[.Z24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I25]/[.J25]" office:value-type="float" office:value="1.53498309444295">
            <text:p>1.5349830944</text:p>
          </table:table-cell>
          <table:table-cell table:number-columns-repeated="2" office:value-type="float" office:value="3700">
            <text:p>3700</text:p>
          </table:table-cell>
          <table:table-cell office:value-type="float" office:value="2410.45">
            <text:p>2410.45</text:p>
          </table:table-cell>
          <table:table-cell office:value-type="float" office:value="2411.03">
            <text:p>2411.03</text:p>
          </table:table-cell>
          <table:table-cell office:value-type="float" office:value="2406.24">
            <text:p>2406.24</text:p>
          </table:table-cell>
          <table:table-cell office:value-type="float" office:value="2406.82">
            <text:p>2406.82</text:p>
          </table:table-cell>
          <table:table-cell office:value-type="float" office:value="2390.02">
            <text:p>2390.02</text:p>
          </table:table-cell>
          <table:table-cell table:number-columns-repeated="2" office:value-type="float" office:value="-1">
            <text:p>-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410.45">
            <text:p>2410.45</text:p>
          </table:table-cell>
          <table:table-cell office:value-type="float" office:value="2411.03">
            <text:p>2411.03</text:p>
          </table:table-cell>
          <table:table-cell office:value-type="float" office:value="2406.24">
            <text:p>2406.24</text:p>
          </table:table-cell>
          <table:table-cell office:value-type="float" office:value="2406.82">
            <text:p>2406.82</text:p>
          </table:table-cell>
          <table:table-cell office:value-type="float" office:value="2390.02">
            <text:p>2390.0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5]-[.T25]" office:value-type="float" office:value="0">
            <text:p>0</text:p>
          </table:table-cell>
          <table:table-cell table:formula="of:=[.K25]-[.U25]" office:value-type="float" office:value="0">
            <text:p>0</text:p>
          </table:table-cell>
          <table:table-cell table:formula="of:=[.L25]-[.V25]" office:value-type="float" office:value="0">
            <text:p>0</text:p>
          </table:table-cell>
          <table:table-cell table:formula="of:=[.M25]-[.W25]" office:value-type="float" office:value="0">
            <text:p>0</text:p>
          </table:table-cell>
          <table:table-cell table:formula="of:=[.N25]-[.X25]" office:value-type="float" office:value="0">
            <text:p>0</text:p>
          </table:table-cell>
          <table:table-cell/>
          <table:table-cell table:formula="of:=[.P25]-[.Z25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I26]/[.J26]" office:value-type="float" office:value="1.48515828920506">
            <text:p>1.4851582892</text:p>
          </table:table-cell>
          <table:table-cell table:number-columns-repeated="2" office:value-type="float" office:value="3761">
            <text:p>3761</text:p>
          </table:table-cell>
          <table:table-cell office:value-type="float" office:value="2532.39">
            <text:p>2532.39</text:p>
          </table:table-cell>
          <table:table-cell office:value-type="float" office:value="2532.99">
            <text:p>2532.99</text:p>
          </table:table-cell>
          <table:table-cell office:value-type="float" office:value="2531.77">
            <text:p>2531.77</text:p>
          </table:table-cell>
          <table:table-cell office:value-type="float" office:value="2529.42">
            <text:p>2529.42</text:p>
          </table:table-cell>
          <table:table-cell office:value-type="float" office:value="2537.17">
            <text:p>2537.17</text:p>
          </table:table-cell>
          <table:table-cell office:value-type="float" office:value="1535.24">
            <text:p>1535.24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532.39">
            <text:p>2532.39</text:p>
          </table:table-cell>
          <table:table-cell office:value-type="float" office:value="2532.99">
            <text:p>2532.99</text:p>
          </table:table-cell>
          <table:table-cell office:value-type="float" office:value="2531.77">
            <text:p>2531.77</text:p>
          </table:table-cell>
          <table:table-cell office:value-type="float" office:value="2529.42">
            <text:p>2529.42</text:p>
          </table:table-cell>
          <table:table-cell office:value-type="float" office:value="2537.17">
            <text:p>2537.1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6]-[.T26]" office:value-type="float" office:value="0">
            <text:p>0</text:p>
          </table:table-cell>
          <table:table-cell table:formula="of:=[.K26]-[.U26]" office:value-type="float" office:value="0">
            <text:p>0</text:p>
          </table:table-cell>
          <table:table-cell table:formula="of:=[.L26]-[.V26]" office:value-type="float" office:value="0">
            <text:p>0</text:p>
          </table:table-cell>
          <table:table-cell table:formula="of:=[.M26]-[.W26]" office:value-type="float" office:value="0">
            <text:p>0</text:p>
          </table:table-cell>
          <table:table-cell table:formula="of:=[.N26]-[.X26]" office:value-type="float" office:value="0">
            <text:p>0</text:p>
          </table:table-cell>
          <table:table-cell/>
          <table:table-cell table:formula="of:=[.P26]-[.Z26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I27]/[.J27]" office:value-type="float" office:value="1.46373084080882">
            <text:p>1.4637308408</text:p>
          </table:table-cell>
          <table:table-cell table:number-columns-repeated="2" office:value-type="float" office:value="3500">
            <text:p>3500</text:p>
          </table:table-cell>
          <table:table-cell office:value-type="float" office:value="2391.15">
            <text:p>2391.15</text:p>
          </table:table-cell>
          <table:table-cell office:value-type="float" office:value="2410.12">
            <text:p>2410.12</text:p>
          </table:table-cell>
          <table:table-cell office:value-type="float" office:value="2410.3">
            <text:p>2410.3</text:p>
          </table:table-cell>
          <table:table-cell office:value-type="float" office:value="2403.78">
            <text:p>2403.78</text:p>
          </table:table-cell>
          <table:table-cell office:value-type="float" office:value="2384.83">
            <text:p>2384.83</text:p>
          </table:table-cell>
          <table:table-cell office:value-type="float" office:value="1455.55">
            <text:p>1455.55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91.15">
            <text:p>2391.15</text:p>
          </table:table-cell>
          <table:table-cell office:value-type="float" office:value="2410.12">
            <text:p>2410.12</text:p>
          </table:table-cell>
          <table:table-cell office:value-type="float" office:value="2410.3">
            <text:p>2410.3</text:p>
          </table:table-cell>
          <table:table-cell office:value-type="float" office:value="2403.78">
            <text:p>2403.78</text:p>
          </table:table-cell>
          <table:table-cell office:value-type="float" office:value="2384.83">
            <text:p>2384.83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7]-[.T27]" office:value-type="float" office:value="0">
            <text:p>0</text:p>
          </table:table-cell>
          <table:table-cell table:formula="of:=[.K27]-[.U27]" office:value-type="float" office:value="0">
            <text:p>0</text:p>
          </table:table-cell>
          <table:table-cell table:formula="of:=[.L27]-[.V27]" office:value-type="float" office:value="0">
            <text:p>0</text:p>
          </table:table-cell>
          <table:table-cell table:formula="of:=[.M27]-[.W27]" office:value-type="float" office:value="0">
            <text:p>0</text:p>
          </table:table-cell>
          <table:table-cell table:formula="of:=[.N27]-[.X27]" office:value-type="float" office:value="0">
            <text:p>0</text:p>
          </table:table-cell>
          <table:table-cell/>
          <table:table-cell table:formula="of:=[.P27]-[.Z27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[.I28]/[.J28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8]-[.T28]" office:value-type="float" office:value="0">
            <text:p>0</text:p>
          </table:table-cell>
          <table:table-cell table:formula="of:=[.K28]-[.U28]" office:value-type="float" office:value="0">
            <text:p>0</text:p>
          </table:table-cell>
          <table:table-cell table:formula="of:=[.L28]-[.V28]" office:value-type="float" office:value="0">
            <text:p>0</text:p>
          </table:table-cell>
          <table:table-cell table:formula="of:=[.M28]-[.W28]" office:value-type="float" office:value="0">
            <text:p>0</text:p>
          </table:table-cell>
          <table:table-cell table:formula="of:=[.N28]-[.X28]" office:value-type="float" office:value="0">
            <text:p>0</text:p>
          </table:table-cell>
          <table:table-cell/>
          <table:table-cell table:formula="of:=[.P28]-[.Z28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I29]/[.J29]" office:value-type="float" office:value="1.47225651463081">
            <text:p>1.4722565146</text:p>
          </table:table-cell>
          <table:table-cell table:number-columns-repeated="2" office:value-type="float" office:value="3530">
            <text:p>3530</text:p>
          </table:table-cell>
          <table:table-cell office:value-type="float" office:value="2397.68">
            <text:p>2397.68</text:p>
          </table:table-cell>
          <table:table-cell office:value-type="float" office:value="2396.02">
            <text:p>2396.02</text:p>
          </table:table-cell>
          <table:table-cell office:value-type="float" office:value="2379.98">
            <text:p>2379.98</text:p>
          </table:table-cell>
          <table:table-cell office:value-type="float" office:value="2391">
            <text:p>2391</text:p>
          </table:table-cell>
          <table:table-cell office:value-type="float" office:value="2357.96">
            <text:p>2357.96</text:p>
          </table:table-cell>
          <table:table-cell office:value-type="float" office:value="1365.69">
            <text:p>1365.69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397.68">
            <text:p>2397.68</text:p>
          </table:table-cell>
          <table:table-cell office:value-type="float" office:value="2396.02">
            <text:p>2396.02</text:p>
          </table:table-cell>
          <table:table-cell office:value-type="float" office:value="2379.98">
            <text:p>2379.98</text:p>
          </table:table-cell>
          <table:table-cell office:value-type="float" office:value="2391">
            <text:p>2391</text:p>
          </table:table-cell>
          <table:table-cell office:value-type="float" office:value="2357.96">
            <text:p>2357.9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29]-[.T29]" office:value-type="float" office:value="0">
            <text:p>0</text:p>
          </table:table-cell>
          <table:table-cell table:formula="of:=[.K29]-[.U29]" office:value-type="float" office:value="0">
            <text:p>0</text:p>
          </table:table-cell>
          <table:table-cell table:formula="of:=[.L29]-[.V29]" office:value-type="float" office:value="0">
            <text:p>0</text:p>
          </table:table-cell>
          <table:table-cell table:formula="of:=[.M29]-[.W29]" office:value-type="float" office:value="0">
            <text:p>0</text:p>
          </table:table-cell>
          <table:table-cell table:formula="of:=[.N29]-[.X29]" office:value-type="float" office:value="0">
            <text:p>0</text:p>
          </table:table-cell>
          <table:table-cell/>
          <table:table-cell table:formula="of:=[.P29]-[.Z29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I30]/[.J30]" office:value-type="float" office:value="1.49742145268521">
            <text:p>1.4974214527</text:p>
          </table:table-cell>
          <table:table-cell table:number-columns-repeated="2" office:value-type="float" office:value="3615">
            <text:p>3615</text:p>
          </table:table-cell>
          <table:table-cell office:value-type="float" office:value="2414.15">
            <text:p>2414.15</text:p>
          </table:table-cell>
          <table:table-cell office:value-type="float" office:value="2466.66">
            <text:p>2466.66</text:p>
          </table:table-cell>
          <table:table-cell office:value-type="float" office:value="2406.72">
            <text:p>2406.72</text:p>
          </table:table-cell>
          <table:table-cell office:value-type="float" office:value="2403.4">
            <text:p>2403.4</text:p>
          </table:table-cell>
          <table:table-cell office:value-type="float" office:value="2430.29">
            <text:p>2430.29</text:p>
          </table:table-cell>
          <table:table-cell office:value-type="float" office:value="1433.98">
            <text:p>1433.98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414.15">
            <text:p>2414.15</text:p>
          </table:table-cell>
          <table:table-cell office:value-type="float" office:value="2466.66">
            <text:p>2466.66</text:p>
          </table:table-cell>
          <table:table-cell office:value-type="float" office:value="2406.72">
            <text:p>2406.72</text:p>
          </table:table-cell>
          <table:table-cell office:value-type="float" office:value="2403.4">
            <text:p>2403.4</text:p>
          </table:table-cell>
          <table:table-cell office:value-type="float" office:value="2430.29">
            <text:p>2430.29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0]-[.T30]" office:value-type="float" office:value="0">
            <text:p>0</text:p>
          </table:table-cell>
          <table:table-cell table:formula="of:=[.K30]-[.U30]" office:value-type="float" office:value="0">
            <text:p>0</text:p>
          </table:table-cell>
          <table:table-cell table:formula="of:=[.L30]-[.V30]" office:value-type="float" office:value="0">
            <text:p>0</text:p>
          </table:table-cell>
          <table:table-cell table:formula="of:=[.M30]-[.W30]" office:value-type="float" office:value="0">
            <text:p>0</text:p>
          </table:table-cell>
          <table:table-cell table:formula="of:=[.N30]-[.X30]" office:value-type="float" office:value="0">
            <text:p>0</text:p>
          </table:table-cell>
          <table:table-cell/>
          <table:table-cell table:formula="of:=[.P30]-[.Z30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I31]/[.J31]" office:value-type="float" office:value="1.48317636723937">
            <text:p>1.4831763672</text:p>
          </table:table-cell>
          <table:table-cell table:number-columns-repeated="2" office:value-type="float" office:value="3630">
            <text:p>3630</text:p>
          </table:table-cell>
          <table:table-cell office:value-type="float" office:value="2447.45">
            <text:p>2447.45</text:p>
          </table:table-cell>
          <table:table-cell office:value-type="float" office:value="2433">
            <text:p>2433</text:p>
          </table:table-cell>
          <table:table-cell office:value-type="float" office:value="2426.82">
            <text:p>2426.82</text:p>
          </table:table-cell>
          <table:table-cell office:value-type="float" office:value="2448.93">
            <text:p>2448.93</text:p>
          </table:table-cell>
          <table:table-cell office:value-type="float" office:value="2409.67">
            <text:p>2409.67</text:p>
          </table:table-cell>
          <table:table-cell office:value-type="float" office:value="1417.79">
            <text:p>1417.79</text:p>
          </table:table-cell>
          <table:table-cell office:value-type="float" office:value="-1">
            <text:p>-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447.45">
            <text:p>2447.45</text:p>
          </table:table-cell>
          <table:table-cell office:value-type="float" office:value="2433">
            <text:p>2433</text:p>
          </table:table-cell>
          <table:table-cell office:value-type="float" office:value="2426.82">
            <text:p>2426.82</text:p>
          </table:table-cell>
          <table:table-cell office:value-type="float" office:value="2448.93">
            <text:p>2448.93</text:p>
          </table:table-cell>
          <table:table-cell office:value-type="float" office:value="2409.67">
            <text:p>2409.6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1]-[.T31]" office:value-type="float" office:value="0">
            <text:p>0</text:p>
          </table:table-cell>
          <table:table-cell table:formula="of:=[.K31]-[.U31]" office:value-type="float" office:value="0">
            <text:p>0</text:p>
          </table:table-cell>
          <table:table-cell table:formula="of:=[.L31]-[.V31]" office:value-type="float" office:value="0">
            <text:p>0</text:p>
          </table:table-cell>
          <table:table-cell table:formula="of:=[.M31]-[.W31]" office:value-type="float" office:value="0">
            <text:p>0</text:p>
          </table:table-cell>
          <table:table-cell table:formula="of:=[.N31]-[.X31]" office:value-type="float" office:value="0">
            <text:p>0</text:p>
          </table:table-cell>
          <table:table-cell/>
          <table:table-cell table:formula="of:=[.P31]-[.Z31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table:number-columns-repeated="4"/>
          <table:table-cell table:formula="of:=[.I32]/[.J32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2]-[.T32]" office:value-type="float" office:value="0">
            <text:p>0</text:p>
          </table:table-cell>
          <table:table-cell table:formula="of:=[.K32]-[.U32]" office:value-type="float" office:value="0">
            <text:p>0</text:p>
          </table:table-cell>
          <table:table-cell table:formula="of:=[.L32]-[.V32]" office:value-type="float" office:value="0">
            <text:p>0</text:p>
          </table:table-cell>
          <table:table-cell table:formula="of:=[.M32]-[.W32]" office:value-type="float" office:value="0">
            <text:p>0</text:p>
          </table:table-cell>
          <table:table-cell table:formula="of:=[.N32]-[.X32]" office:value-type="float" office:value="0">
            <text:p>0</text:p>
          </table:table-cell>
          <table:table-cell/>
          <table:table-cell table:formula="of:=[.P32]-[.Z32]" office:value-type="float" office:value="0">
            <text:p>0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SiDEfast</text:p>
          </table:table-cell>
          <table:table-cell table:number-columns-repeated="4"/>
          <table:table-cell table:formula="of:=[.I33]/[.J33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3]-[.T33]" office:value-type="float" office:value="0">
            <text:p>0</text:p>
          </table:table-cell>
          <table:table-cell table:formula="of:=[.K33]-[.U33]" office:value-type="float" office:value="0">
            <text:p>0</text:p>
          </table:table-cell>
          <table:table-cell table:formula="of:=[.L33]-[.V33]" office:value-type="float" office:value="0">
            <text:p>0</text:p>
          </table:table-cell>
          <table:table-cell table:formula="of:=[.M33]-[.W33]" office:value-type="float" office:value="0">
            <text:p>0</text:p>
          </table:table-cell>
          <table:table-cell table:formula="of:=[.N33]-[.X33]" office:value-type="float" office:value="0">
            <text:p>0</text:p>
          </table:table-cell>
          <table:table-cell/>
          <table:table-cell table:formula="of:=[.P33]-[.Z33]" office:value-type="float" office:value="0">
            <text:p>0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SiEfast</text:p>
          </table:table-cell>
          <table:table-cell table:number-columns-repeated="4"/>
          <table:table-cell table:formula="of:=[.I34]/[.J34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table:number-columns-repeated="3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4]-[.T34]" office:value-type="float" office:value="0">
            <text:p>0</text:p>
          </table:table-cell>
          <table:table-cell table:formula="of:=[.K34]-[.U34]" office:value-type="float" office:value="0">
            <text:p>0</text:p>
          </table:table-cell>
          <table:table-cell table:formula="of:=[.L34]-[.V34]" office:value-type="float" office:value="0">
            <text:p>0</text:p>
          </table:table-cell>
          <table:table-cell table:formula="of:=[.M34]-[.W34]" office:value-type="float" office:value="0">
            <text:p>0</text:p>
          </table:table-cell>
          <table:table-cell table:formula="of:=[.N34]-[.X34]" office:value-type="float" office:value="0">
            <text:p>0</text:p>
          </table:table-cell>
          <table:table-cell/>
          <table:table-cell table:formula="of:=[.P34]-[.Z34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I35]/[.J35]" office:value-type="float" office:value="1.46520726742805">
            <text:p>1.4652072674</text:p>
          </table:table-cell>
          <table:table-cell table:number-columns-repeated="2" office:value-type="float" office:value="3700">
            <text:p>3700</text:p>
          </table:table-cell>
          <table:table-cell office:value-type="float" office:value="2525.24">
            <text:p>2525.24</text:p>
          </table:table-cell>
          <table:table-cell office:value-type="float" office:value="2481.09">
            <text:p>2481.09</text:p>
          </table:table-cell>
          <table:table-cell office:value-type="float" office:value="2526.66">
            <text:p>2526.66</text:p>
          </table:table-cell>
          <table:table-cell office:value-type="float" office:value="2468.66">
            <text:p>2468.66</text:p>
          </table:table-cell>
          <table:table-cell office:value-type="float" office:value="2467">
            <text:p>2467</text:p>
          </table:table-cell>
          <table:table-cell office:value-type="float" office:value="1468.23">
            <text:p>1468.23</text:p>
          </table:table-cell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525.24">
            <text:p>2525.24</text:p>
          </table:table-cell>
          <table:table-cell office:value-type="float" office:value="2481.09">
            <text:p>2481.09</text:p>
          </table:table-cell>
          <table:table-cell office:value-type="float" office:value="2526.66">
            <text:p>2526.66</text:p>
          </table:table-cell>
          <table:table-cell office:value-type="float" office:value="2468.66">
            <text:p>2468.66</text:p>
          </table:table-cell>
          <table:table-cell office:value-type="float" office:value="2467">
            <text:p>246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5]-[.T35]" office:value-type="float" office:value="0">
            <text:p>0</text:p>
          </table:table-cell>
          <table:table-cell table:formula="of:=[.K35]-[.U35]" office:value-type="float" office:value="0">
            <text:p>0</text:p>
          </table:table-cell>
          <table:table-cell table:formula="of:=[.L35]-[.V35]" office:value-type="float" office:value="0">
            <text:p>0</text:p>
          </table:table-cell>
          <table:table-cell table:formula="of:=[.M35]-[.W35]" office:value-type="float" office:value="0">
            <text:p>0</text:p>
          </table:table-cell>
          <table:table-cell table:formula="of:=[.N35]-[.X35]" office:value-type="float" office:value="0">
            <text:p>0</text:p>
          </table:table-cell>
          <table:table-cell/>
          <table:table-cell table:formula="of:=[.P35]-[.Z35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I36]/[.J36]" office:value-type="float" office:value="1.60338478796303">
            <text:p>1.603384788</text:p>
          </table:table-cell>
          <table:table-cell table:number-columns-repeated="2" office:value-type="float" office:value="3945">
            <text:p>3945</text:p>
          </table:table-cell>
          <table:table-cell office:value-type="float" office:value="2460.42">
            <text:p>2460.42</text:p>
          </table:table-cell>
          <table:table-cell office:value-type="float" office:value="2446.71">
            <text:p>2446.71</text:p>
          </table:table-cell>
          <table:table-cell office:value-type="float" office:value="2459.08">
            <text:p>2459.08</text:p>
          </table:table-cell>
          <table:table-cell office:value-type="float" office:value="2427.75">
            <text:p>2427.75</text:p>
          </table:table-cell>
          <table:table-cell office:value-type="float" office:value="2447.43">
            <text:p>2447.43</text:p>
          </table:table-cell>
          <table:table-cell office:value-type="float" office:value="1471.29">
            <text:p>1471.29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2460.42">
            <text:p>2460.42</text:p>
          </table:table-cell>
          <table:table-cell office:value-type="float" office:value="2446.71">
            <text:p>2446.71</text:p>
          </table:table-cell>
          <table:table-cell office:value-type="float" office:value="2459.08">
            <text:p>2459.08</text:p>
          </table:table-cell>
          <table:table-cell office:value-type="float" office:value="2427.75">
            <text:p>2427.75</text:p>
          </table:table-cell>
          <table:table-cell office:value-type="float" office:value="2447.43">
            <text:p>2447.43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6]-[.T36]" office:value-type="float" office:value="0">
            <text:p>0</text:p>
          </table:table-cell>
          <table:table-cell table:formula="of:=[.K36]-[.U36]" office:value-type="float" office:value="0">
            <text:p>0</text:p>
          </table:table-cell>
          <table:table-cell table:formula="of:=[.L36]-[.V36]" office:value-type="float" office:value="0">
            <text:p>0</text:p>
          </table:table-cell>
          <table:table-cell table:formula="of:=[.M36]-[.W36]" office:value-type="float" office:value="0">
            <text:p>0</text:p>
          </table:table-cell>
          <table:table-cell table:formula="of:=[.N36]-[.X36]" office:value-type="float" office:value="0">
            <text:p>0</text:p>
          </table:table-cell>
          <table:table-cell/>
          <table:table-cell table:formula="of:=[.P36]-[.Z36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I37]/[.J37]" office:value-type="float" office:value="1.50722141248178">
            <text:p>1.5072214125</text:p>
          </table:table-cell>
          <table:table-cell table:number-columns-repeated="2" office:value-type="float" office:value="3640">
            <text:p>3640</text:p>
          </table:table-cell>
          <table:table-cell office:value-type="float" office:value="2415.04">
            <text:p>2415.04</text:p>
          </table:table-cell>
          <table:table-cell office:value-type="float" office:value="2419.7">
            <text:p>2419.7</text:p>
          </table:table-cell>
          <table:table-cell office:value-type="float" office:value="2422.33">
            <text:p>2422.33</text:p>
          </table:table-cell>
          <table:table-cell office:value-type="float" office:value="2434.13">
            <text:p>2434.13</text:p>
          </table:table-cell>
          <table:table-cell office:value-type="float" office:value="2410.16">
            <text:p>2410.16</text:p>
          </table:table-cell>
          <table:table-cell office:value-type="float" office:value="1439.44">
            <text:p>1439.44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2415.04">
            <text:p>2415.04</text:p>
          </table:table-cell>
          <table:table-cell office:value-type="float" office:value="2419.7">
            <text:p>2419.7</text:p>
          </table:table-cell>
          <table:table-cell office:value-type="float" office:value="2422.33">
            <text:p>2422.33</text:p>
          </table:table-cell>
          <table:table-cell office:value-type="float" office:value="2434.13">
            <text:p>2434.13</text:p>
          </table:table-cell>
          <table:table-cell office:value-type="float" office:value="2410.16">
            <text:p>2410.1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7]-[.T37]" office:value-type="float" office:value="0">
            <text:p>0</text:p>
          </table:table-cell>
          <table:table-cell table:formula="of:=[.K37]-[.U37]" office:value-type="float" office:value="0">
            <text:p>0</text:p>
          </table:table-cell>
          <table:table-cell table:formula="of:=[.L37]-[.V37]" office:value-type="float" office:value="0">
            <text:p>0</text:p>
          </table:table-cell>
          <table:table-cell table:formula="of:=[.M37]-[.W37]" office:value-type="float" office:value="0">
            <text:p>0</text:p>
          </table:table-cell>
          <table:table-cell table:formula="of:=[.N37]-[.X37]" office:value-type="float" office:value="0">
            <text:p>0</text:p>
          </table:table-cell>
          <table:table-cell/>
          <table:table-cell table:formula="of:=[.P37]-[.Z37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I38]/[.J38]" office:value-type="float" office:value="1.43979872709836">
            <text:p>1.4397987271</text:p>
          </table:table-cell>
          <table:table-cell table:number-columns-repeated="2" office:value-type="float" office:value="3468">
            <text:p>3468</text:p>
          </table:table-cell>
          <table:table-cell office:value-type="float" office:value="2408.67">
            <text:p>2408.67</text:p>
          </table:table-cell>
          <table:table-cell office:value-type="float" office:value="2409.59">
            <text:p>2409.59</text:p>
          </table:table-cell>
          <table:table-cell office:value-type="float" office:value="2413.37">
            <text:p>2413.37</text:p>
          </table:table-cell>
          <table:table-cell office:value-type="float" office:value="2417.47">
            <text:p>2417.47</text:p>
          </table:table-cell>
          <table:table-cell office:value-type="float" office:value="2395.17">
            <text:p>2395.17</text:p>
          </table:table-cell>
          <table:table-cell office:value-type="float" office:value="1414.53">
            <text:p>1414.53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2408.67">
            <text:p>2408.67</text:p>
          </table:table-cell>
          <table:table-cell office:value-type="float" office:value="2409.59">
            <text:p>2409.59</text:p>
          </table:table-cell>
          <table:table-cell office:value-type="float" office:value="2413.37">
            <text:p>2413.37</text:p>
          </table:table-cell>
          <table:table-cell office:value-type="float" office:value="2417.47">
            <text:p>2417.47</text:p>
          </table:table-cell>
          <table:table-cell office:value-type="float" office:value="2395.17">
            <text:p>2395.17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8]-[.T38]" office:value-type="float" office:value="0">
            <text:p>0</text:p>
          </table:table-cell>
          <table:table-cell table:formula="of:=[.K38]-[.U38]" office:value-type="float" office:value="0">
            <text:p>0</text:p>
          </table:table-cell>
          <table:table-cell table:formula="of:=[.L38]-[.V38]" office:value-type="float" office:value="0">
            <text:p>0</text:p>
          </table:table-cell>
          <table:table-cell table:formula="of:=[.M38]-[.W38]" office:value-type="float" office:value="0">
            <text:p>0</text:p>
          </table:table-cell>
          <table:table-cell table:formula="of:=[.N38]-[.X38]" office:value-type="float" office:value="0">
            <text:p>0</text:p>
          </table:table-cell>
          <table:table-cell/>
          <table:table-cell table:formula="of:=[.P38]-[.Z38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I39]/[.J39]" office:value-type="float" office:value="1.46878579035142">
            <text:p>1.4687857904</text:p>
          </table:table-cell>
          <table:table-cell table:number-columns-repeated="2" office:value-type="float" office:value="3655">
            <text:p>3655</text:p>
          </table:table-cell>
          <table:table-cell office:value-type="float" office:value="2488.45">
            <text:p>2488.45</text:p>
          </table:table-cell>
          <table:table-cell office:value-type="float" office:value="2486.29">
            <text:p>2486.29</text:p>
          </table:table-cell>
          <table:table-cell office:value-type="float" office:value="2473.9">
            <text:p>2473.9</text:p>
          </table:table-cell>
          <table:table-cell office:value-type="float" office:value="2479.11">
            <text:p>2479.11</text:p>
          </table:table-cell>
          <table:table-cell office:value-type="float" office:value="2440">
            <text:p>2440</text:p>
          </table:table-cell>
          <table:table-cell office:value-type="float" office:value="1519.97">
            <text:p>1519.97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2488.45">
            <text:p>2488.45</text:p>
          </table:table-cell>
          <table:table-cell office:value-type="float" office:value="2486.29">
            <text:p>2486.29</text:p>
          </table:table-cell>
          <table:table-cell office:value-type="float" office:value="2473.9">
            <text:p>2473.9</text:p>
          </table:table-cell>
          <table:table-cell office:value-type="float" office:value="2479.11">
            <text:p>2479.11</text:p>
          </table:table-cell>
          <table:table-cell office:value-type="float" office:value="2440">
            <text:p>2440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39]-[.T39]" office:value-type="float" office:value="0">
            <text:p>0</text:p>
          </table:table-cell>
          <table:table-cell table:formula="of:=[.K39]-[.U39]" office:value-type="float" office:value="0">
            <text:p>0</text:p>
          </table:table-cell>
          <table:table-cell table:formula="of:=[.L39]-[.V39]" office:value-type="float" office:value="0">
            <text:p>0</text:p>
          </table:table-cell>
          <table:table-cell table:formula="of:=[.M39]-[.W39]" office:value-type="float" office:value="0">
            <text:p>0</text:p>
          </table:table-cell>
          <table:table-cell table:formula="of:=[.N39]-[.X39]" office:value-type="float" office:value="0">
            <text:p>0</text:p>
          </table:table-cell>
          <table:table-cell/>
          <table:table-cell table:formula="of:=[.P39]-[.Z39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I40]/[.J40]" office:value-type="float" office:value="1.65282772687672">
            <text:p>1.6528277269</text:p>
          </table:table-cell>
          <table:table-cell table:number-columns-repeated="2" office:value-type="float" office:value="4003">
            <text:p>4003</text:p>
          </table:table-cell>
          <table:table-cell office:value-type="float" office:value="2421.91">
            <text:p>2421.91</text:p>
          </table:table-cell>
          <table:table-cell office:value-type="float" office:value="2402.05">
            <text:p>2402.05</text:p>
          </table:table-cell>
          <table:table-cell office:value-type="float" office:value="2410.99">
            <text:p>2410.99</text:p>
          </table:table-cell>
          <table:table-cell office:value-type="float" office:value="2404.33">
            <text:p>2404.33</text:p>
          </table:table-cell>
          <table:table-cell office:value-type="float" office:value="2400.69">
            <text:p>2400.69</text:p>
          </table:table-cell>
          <table:table-cell office:value-type="float" office:value="1439.39">
            <text:p>1439.39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2421.91">
            <text:p>2421.91</text:p>
          </table:table-cell>
          <table:table-cell office:value-type="float" office:value="2402.05">
            <text:p>2402.05</text:p>
          </table:table-cell>
          <table:table-cell office:value-type="float" office:value="2410.99">
            <text:p>2410.99</text:p>
          </table:table-cell>
          <table:table-cell office:value-type="float" office:value="2404.33">
            <text:p>2404.33</text:p>
          </table:table-cell>
          <table:table-cell office:value-type="float" office:value="2400.69">
            <text:p>2400.69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0]-[.T40]" office:value-type="float" office:value="0">
            <text:p>0</text:p>
          </table:table-cell>
          <table:table-cell table:formula="of:=[.K40]-[.U40]" office:value-type="float" office:value="0">
            <text:p>0</text:p>
          </table:table-cell>
          <table:table-cell table:formula="of:=[.L40]-[.V40]" office:value-type="float" office:value="0">
            <text:p>0</text:p>
          </table:table-cell>
          <table:table-cell table:formula="of:=[.M40]-[.W40]" office:value-type="float" office:value="0">
            <text:p>0</text:p>
          </table:table-cell>
          <table:table-cell table:formula="of:=[.N40]-[.X40]" office:value-type="float" office:value="0">
            <text:p>0</text:p>
          </table:table-cell>
          <table:table-cell/>
          <table:table-cell table:formula="of:=[.P40]-[.Z40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1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I41]/[.J41]" office:value-type="float" office:value="1.52178840012362">
            <text:p>1.5217884001</text:p>
          </table:table-cell>
          <table:table-cell table:number-columns-repeated="2" office:value-type="float" office:value="3693">
            <text:p>3693</text:p>
          </table:table-cell>
          <table:table-cell office:value-type="float" office:value="2426.75">
            <text:p>2426.75</text:p>
          </table:table-cell>
          <table:table-cell office:value-type="float" office:value="2464.88">
            <text:p>2464.88</text:p>
          </table:table-cell>
          <table:table-cell office:value-type="float" office:value="2434.18">
            <text:p>2434.18</text:p>
          </table:table-cell>
          <table:table-cell office:value-type="float" office:value="2463.71">
            <text:p>2463.71</text:p>
          </table:table-cell>
          <table:table-cell office:value-type="float" office:value="2428.84">
            <text:p>2428.84</text:p>
          </table:table-cell>
          <table:table-cell office:value-type="float" office:value="1509.13">
            <text:p>1509.13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2426.75">
            <text:p>2426.75</text:p>
          </table:table-cell>
          <table:table-cell office:value-type="float" office:value="2464.88">
            <text:p>2464.88</text:p>
          </table:table-cell>
          <table:table-cell office:value-type="float" office:value="2434.18">
            <text:p>2434.18</text:p>
          </table:table-cell>
          <table:table-cell office:value-type="float" office:value="2463.71">
            <text:p>2463.71</text:p>
          </table:table-cell>
          <table:table-cell office:value-type="float" office:value="2428.84">
            <text:p>2428.84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1]-[.T41]" office:value-type="float" office:value="0">
            <text:p>0</text:p>
          </table:table-cell>
          <table:table-cell table:formula="of:=[.K41]-[.U41]" office:value-type="float" office:value="0">
            <text:p>0</text:p>
          </table:table-cell>
          <table:table-cell table:formula="of:=[.L41]-[.V41]" office:value-type="float" office:value="0">
            <text:p>0</text:p>
          </table:table-cell>
          <table:table-cell table:formula="of:=[.M41]-[.W41]" office:value-type="float" office:value="0">
            <text:p>0</text:p>
          </table:table-cell>
          <table:table-cell table:formula="of:=[.N41]-[.X41]" office:value-type="float" office:value="0">
            <text:p>0</text:p>
          </table:table-cell>
          <table:table-cell/>
          <table:table-cell table:formula="of:=[.P41]-[.Z41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I42]/[.J42]" office:value-type="float" office:value="1.51681912309022">
            <text:p>1.5168191231</text:p>
          </table:table-cell>
          <table:table-cell table:number-columns-repeated="2" office:value-type="float" office:value="3721">
            <text:p>3721</text:p>
          </table:table-cell>
          <table:table-cell office:value-type="float" office:value="2453.16">
            <text:p>2453.16</text:p>
          </table:table-cell>
          <table:table-cell office:value-type="float" office:value="2432.11">
            <text:p>2432.11</text:p>
          </table:table-cell>
          <table:table-cell office:value-type="float" office:value="2458.59">
            <text:p>2458.59</text:p>
          </table:table-cell>
          <table:table-cell office:value-type="float" office:value="2425.72">
            <text:p>2425.72</text:p>
          </table:table-cell>
          <table:table-cell office:value-type="float" office:value="2417.71">
            <text:p>2417.71</text:p>
          </table:table-cell>
          <table:table-cell office:value-type="float" office:value="1478.47">
            <text:p>1478.47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453.16">
            <text:p>2453.16</text:p>
          </table:table-cell>
          <table:table-cell office:value-type="float" office:value="2432.11">
            <text:p>2432.11</text:p>
          </table:table-cell>
          <table:table-cell office:value-type="float" office:value="2458.59">
            <text:p>2458.59</text:p>
          </table:table-cell>
          <table:table-cell office:value-type="float" office:value="2425.72">
            <text:p>2425.72</text:p>
          </table:table-cell>
          <table:table-cell office:value-type="float" office:value="2417.71">
            <text:p>2417.7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2]-[.T42]" office:value-type="float" office:value="0">
            <text:p>0</text:p>
          </table:table-cell>
          <table:table-cell table:formula="of:=[.K42]-[.U42]" office:value-type="float" office:value="0">
            <text:p>0</text:p>
          </table:table-cell>
          <table:table-cell table:formula="of:=[.L42]-[.V42]" office:value-type="float" office:value="0">
            <text:p>0</text:p>
          </table:table-cell>
          <table:table-cell table:formula="of:=[.M42]-[.W42]" office:value-type="float" office:value="0">
            <text:p>0</text:p>
          </table:table-cell>
          <table:table-cell table:formula="of:=[.N42]-[.X42]" office:value-type="float" office:value="0">
            <text:p>0</text:p>
          </table:table-cell>
          <table:table-cell/>
          <table:table-cell table:formula="of:=[.P42]-[.Z42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3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I43]/[.J43]" office:value-type="float" office:value="1.5080251748363">
            <text:p>1.5080251748</text:p>
          </table:table-cell>
          <table:table-cell table:number-columns-repeated="2" office:value-type="float" office:value="3793">
            <text:p>3793</text:p>
          </table:table-cell>
          <table:table-cell office:value-type="float" office:value="2515.21">
            <text:p>2515.21</text:p>
          </table:table-cell>
          <table:table-cell office:value-type="float" office:value="2484.5">
            <text:p>2484.5</text:p>
          </table:table-cell>
          <table:table-cell office:value-type="float" office:value="2483.46">
            <text:p>2483.46</text:p>
          </table:table-cell>
          <table:table-cell office:value-type="float" office:value="2447.48">
            <text:p>2447.48</text:p>
          </table:table-cell>
          <table:table-cell office:value-type="float" office:value="2465.33">
            <text:p>2465.33</text:p>
          </table:table-cell>
          <table:table-cell office:value-type="float" office:value="1483.46">
            <text:p>1483.46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2515.21">
            <text:p>2515.21</text:p>
          </table:table-cell>
          <table:table-cell office:value-type="float" office:value="2484.5">
            <text:p>2484.5</text:p>
          </table:table-cell>
          <table:table-cell office:value-type="float" office:value="2483.46">
            <text:p>2483.46</text:p>
          </table:table-cell>
          <table:table-cell office:value-type="float" office:value="2447.48">
            <text:p>2447.48</text:p>
          </table:table-cell>
          <table:table-cell office:value-type="float" office:value="2465.33">
            <text:p>2465.33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3]-[.T43]" office:value-type="float" office:value="0">
            <text:p>0</text:p>
          </table:table-cell>
          <table:table-cell table:formula="of:=[.K43]-[.U43]" office:value-type="float" office:value="0">
            <text:p>0</text:p>
          </table:table-cell>
          <table:table-cell table:formula="of:=[.L43]-[.V43]" office:value-type="float" office:value="0">
            <text:p>0</text:p>
          </table:table-cell>
          <table:table-cell table:formula="of:=[.M43]-[.W43]" office:value-type="float" office:value="0">
            <text:p>0</text:p>
          </table:table-cell>
          <table:table-cell table:formula="of:=[.N43]-[.X43]" office:value-type="float" office:value="0">
            <text:p>0</text:p>
          </table:table-cell>
          <table:table-cell/>
          <table:table-cell table:formula="of:=[.P43]-[.Z43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I44]/[.J44]" office:value-type="float" office:value="1.49113537630621">
            <text:p>1.4911353763</text:p>
          </table:table-cell>
          <table:table-cell table:number-columns-repeated="2" office:value-type="float" office:value="3683">
            <text:p>3683</text:p>
          </table:table-cell>
          <table:table-cell office:value-type="float" office:value="2469.93">
            <text:p>2469.93</text:p>
          </table:table-cell>
          <table:table-cell office:value-type="float" office:value="2442.81">
            <text:p>2442.81</text:p>
          </table:table-cell>
          <table:table-cell office:value-type="float" office:value="2491.69">
            <text:p>2491.69</text:p>
          </table:table-cell>
          <table:table-cell office:value-type="float" office:value="2430.99">
            <text:p>2430.99</text:p>
          </table:table-cell>
          <table:table-cell office:value-type="float" office:value="2437.51">
            <text:p>2437.51</text:p>
          </table:table-cell>
          <table:table-cell office:value-type="float" office:value="1483.68">
            <text:p>1483.68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2469.93">
            <text:p>2469.93</text:p>
          </table:table-cell>
          <table:table-cell office:value-type="float" office:value="2442.81">
            <text:p>2442.81</text:p>
          </table:table-cell>
          <table:table-cell office:value-type="float" office:value="2491.69">
            <text:p>2491.69</text:p>
          </table:table-cell>
          <table:table-cell office:value-type="float" office:value="2430.99">
            <text:p>2430.99</text:p>
          </table:table-cell>
          <table:table-cell office:value-type="float" office:value="2437.51">
            <text:p>2437.5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4]-[.T44]" office:value-type="float" office:value="0">
            <text:p>0</text:p>
          </table:table-cell>
          <table:table-cell table:formula="of:=[.K44]-[.U44]" office:value-type="float" office:value="0">
            <text:p>0</text:p>
          </table:table-cell>
          <table:table-cell table:formula="of:=[.L44]-[.V44]" office:value-type="float" office:value="0">
            <text:p>0</text:p>
          </table:table-cell>
          <table:table-cell table:formula="of:=[.M44]-[.W44]" office:value-type="float" office:value="0">
            <text:p>0</text:p>
          </table:table-cell>
          <table:table-cell table:formula="of:=[.N44]-[.X44]" office:value-type="float" office:value="0">
            <text:p>0</text:p>
          </table:table-cell>
          <table:table-cell/>
          <table:table-cell table:formula="of:=[.P44]-[.Z44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5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I45]/[.J45]" office:value-type="float" office:value="1.84545894499113">
            <text:p>1.845458945</text:p>
          </table:table-cell>
          <table:table-cell table:number-columns-repeated="2" office:value-type="float" office:value="4576">
            <text:p>4576</text:p>
          </table:table-cell>
          <table:table-cell office:value-type="float" office:value="2479.6">
            <text:p>2479.6</text:p>
          </table:table-cell>
          <table:table-cell office:value-type="float" office:value="2487.54">
            <text:p>2487.54</text:p>
          </table:table-cell>
          <table:table-cell office:value-type="float" office:value="2482.72">
            <text:p>2482.72</text:p>
          </table:table-cell>
          <table:table-cell office:value-type="float" office:value="2490.25">
            <text:p>2490.25</text:p>
          </table:table-cell>
          <table:table-cell office:value-type="float" office:value="2482.76">
            <text:p>2482.76</text:p>
          </table:table-cell>
          <table:table-cell office:value-type="float" office:value="1509.84">
            <text:p>1509.84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2479.6">
            <text:p>2479.6</text:p>
          </table:table-cell>
          <table:table-cell office:value-type="float" office:value="2487.54">
            <text:p>2487.54</text:p>
          </table:table-cell>
          <table:table-cell office:value-type="float" office:value="2482.72">
            <text:p>2482.72</text:p>
          </table:table-cell>
          <table:table-cell office:value-type="float" office:value="2490.25">
            <text:p>2490.25</text:p>
          </table:table-cell>
          <table:table-cell office:value-type="float" office:value="2482.76">
            <text:p>2482.7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5]-[.T45]" office:value-type="float" office:value="0">
            <text:p>0</text:p>
          </table:table-cell>
          <table:table-cell table:formula="of:=[.K45]-[.U45]" office:value-type="float" office:value="0">
            <text:p>0</text:p>
          </table:table-cell>
          <table:table-cell table:formula="of:=[.L45]-[.V45]" office:value-type="float" office:value="0">
            <text:p>0</text:p>
          </table:table-cell>
          <table:table-cell table:formula="of:=[.M45]-[.W45]" office:value-type="float" office:value="0">
            <text:p>0</text:p>
          </table:table-cell>
          <table:table-cell table:formula="of:=[.N45]-[.X45]" office:value-type="float" office:value="0">
            <text:p>0</text:p>
          </table:table-cell>
          <table:table-cell/>
          <table:table-cell table:formula="of:=[.P45]-[.Z45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E2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I46]/[.J46]" office:value-type="float" office:value="1.51094489949391">
            <text:p>1.5109448995</text:p>
          </table:table-cell>
          <table:table-cell table:number-columns-repeated="2" office:value-type="float" office:value="3717">
            <text:p>3717</text:p>
          </table:table-cell>
          <table:table-cell office:value-type="float" office:value="2460.05">
            <text:p>2460.05</text:p>
          </table:table-cell>
          <table:table-cell office:value-type="float" office:value="2468.77">
            <text:p>2468.77</text:p>
          </table:table-cell>
          <table:table-cell office:value-type="float" office:value="2460.94">
            <text:p>2460.94</text:p>
          </table:table-cell>
          <table:table-cell office:value-type="float" office:value="2774.15">
            <text:p>2774.15</text:p>
          </table:table-cell>
          <table:table-cell office:value-type="float" office:value="2454.22">
            <text:p>2454.22</text:p>
          </table:table-cell>
          <table:table-cell office:value-type="float" office:value="1460.65">
            <text:p>1460.65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2460.05">
            <text:p>2460.05</text:p>
          </table:table-cell>
          <table:table-cell office:value-type="float" office:value="2468.77">
            <text:p>2468.77</text:p>
          </table:table-cell>
          <table:table-cell office:value-type="float" office:value="2460.94">
            <text:p>2460.94</text:p>
          </table:table-cell>
          <table:table-cell office:value-type="float" office:value="2774.15">
            <text:p>2774.15</text:p>
          </table:table-cell>
          <table:table-cell office:value-type="float" office:value="2454.22">
            <text:p>2454.2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6]-[.T46]" office:value-type="float" office:value="0">
            <text:p>0</text:p>
          </table:table-cell>
          <table:table-cell table:formula="of:=[.K46]-[.U46]" office:value-type="float" office:value="0">
            <text:p>0</text:p>
          </table:table-cell>
          <table:table-cell table:formula="of:=[.L46]-[.V46]" office:value-type="float" office:value="0">
            <text:p>0</text:p>
          </table:table-cell>
          <table:table-cell table:formula="of:=[.M46]-[.W46]" office:value-type="float" office:value="0">
            <text:p>0</text:p>
          </table:table-cell>
          <table:table-cell table:formula="of:=[.N46]-[.X46]" office:value-type="float" office:value="0">
            <text:p>0</text:p>
          </table:table-cell>
          <table:table-cell/>
          <table:table-cell table:formula="of:=[.P46]-[.Z46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E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I47]/[.J47]" office:value-type="float" office:value="1.87164703335124">
            <text:p>1.8716470334</text:p>
          </table:table-cell>
          <table:table-cell table:number-columns-repeated="2" office:value-type="float" office:value="4668">
            <text:p>4668</text:p>
          </table:table-cell>
          <table:table-cell office:value-type="float" office:value="2494.06">
            <text:p>2494.06</text:p>
          </table:table-cell>
          <table:table-cell office:value-type="float" office:value="2471.04">
            <text:p>2471.04</text:p>
          </table:table-cell>
          <table:table-cell office:value-type="float" office:value="2488.96">
            <text:p>2488.96</text:p>
          </table:table-cell>
          <table:table-cell office:value-type="float" office:value="2477.46">
            <text:p>2477.46</text:p>
          </table:table-cell>
          <table:table-cell office:value-type="float" office:value="2478.06">
            <text:p>2478.06</text:p>
          </table:table-cell>
          <table:table-cell office:value-type="float" office:value="1489.67">
            <text:p>1489.67</text:p>
          </table:table-cell>
          <table:table-cell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494.06">
            <text:p>2494.06</text:p>
          </table:table-cell>
          <table:table-cell office:value-type="float" office:value="2471.04">
            <text:p>2471.04</text:p>
          </table:table-cell>
          <table:table-cell office:value-type="float" office:value="2488.96">
            <text:p>2488.96</text:p>
          </table:table-cell>
          <table:table-cell office:value-type="float" office:value="2477.46">
            <text:p>2477.46</text:p>
          </table:table-cell>
          <table:table-cell office:value-type="float" office:value="2478.06">
            <text:p>2478.0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7]-[.T47]" office:value-type="float" office:value="0">
            <text:p>0</text:p>
          </table:table-cell>
          <table:table-cell table:formula="of:=[.K47]-[.U47]" office:value-type="float" office:value="0">
            <text:p>0</text:p>
          </table:table-cell>
          <table:table-cell table:formula="of:=[.L47]-[.V47]" office:value-type="float" office:value="0">
            <text:p>0</text:p>
          </table:table-cell>
          <table:table-cell table:formula="of:=[.M47]-[.W47]" office:value-type="float" office:value="0">
            <text:p>0</text:p>
          </table:table-cell>
          <table:table-cell table:formula="of:=[.N47]-[.X47]" office:value-type="float" office:value="0">
            <text:p>0</text:p>
          </table:table-cell>
          <table:table-cell/>
          <table:table-cell table:formula="of:=[.P47]-[.Z47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E4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I48]/[.J48]" office:value-type="float" office:value="1.54150969495277">
            <text:p>1.541509695</text:p>
          </table:table-cell>
          <table:table-cell table:number-columns-repeated="2" office:value-type="float" office:value="3789">
            <text:p>3789</text:p>
          </table:table-cell>
          <table:table-cell office:value-type="float" office:value="2457.98">
            <text:p>2457.98</text:p>
          </table:table-cell>
          <table:table-cell office:value-type="float" office:value="2442.81">
            <text:p>2442.81</text:p>
          </table:table-cell>
          <table:table-cell office:value-type="float" office:value="2457.13">
            <text:p>2457.13</text:p>
          </table:table-cell>
          <table:table-cell office:value-type="float" office:value="2438.56">
            <text:p>2438.56</text:p>
          </table:table-cell>
          <table:table-cell office:value-type="float" office:value="2447.54">
            <text:p>2447.54</text:p>
          </table:table-cell>
          <table:table-cell office:value-type="float" office:value="1474.31">
            <text:p>1474.3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2457.98">
            <text:p>2457.98</text:p>
          </table:table-cell>
          <table:table-cell office:value-type="float" office:value="2442.81">
            <text:p>2442.81</text:p>
          </table:table-cell>
          <table:table-cell office:value-type="float" office:value="2457.13">
            <text:p>2457.13</text:p>
          </table:table-cell>
          <table:table-cell office:value-type="float" office:value="2438.56">
            <text:p>2438.56</text:p>
          </table:table-cell>
          <table:table-cell office:value-type="float" office:value="2447.54">
            <text:p>2447.54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8]-[.T48]" office:value-type="float" office:value="0">
            <text:p>0</text:p>
          </table:table-cell>
          <table:table-cell table:formula="of:=[.K48]-[.U48]" office:value-type="float" office:value="0">
            <text:p>0</text:p>
          </table:table-cell>
          <table:table-cell table:formula="of:=[.L48]-[.V48]" office:value-type="float" office:value="0">
            <text:p>0</text:p>
          </table:table-cell>
          <table:table-cell table:formula="of:=[.M48]-[.W48]" office:value-type="float" office:value="0">
            <text:p>0</text:p>
          </table:table-cell>
          <table:table-cell table:formula="of:=[.N48]-[.X48]" office:value-type="float" office:value="0">
            <text:p>0</text:p>
          </table:table-cell>
          <table:table-cell/>
          <table:table-cell table:formula="of:=[.P48]-[.Z48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E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I49]/[.J49]" office:value-type="float" office:value="1.54743556109399">
            <text:p>1.5474355611</text:p>
          </table:table-cell>
          <table:table-cell table:number-columns-repeated="2" office:value-type="float" office:value="3775">
            <text:p>3775</text:p>
          </table:table-cell>
          <table:table-cell office:value-type="float" office:value="2439.52">
            <text:p>2439.52</text:p>
          </table:table-cell>
          <table:table-cell office:value-type="float" office:value="2468.43">
            <text:p>2468.43</text:p>
          </table:table-cell>
          <table:table-cell office:value-type="float" office:value="2462.75">
            <text:p>2462.75</text:p>
          </table:table-cell>
          <table:table-cell office:value-type="float" office:value="2471.56">
            <text:p>2471.56</text:p>
          </table:table-cell>
          <table:table-cell office:value-type="float" office:value="2461.5">
            <text:p>2461.5</text:p>
          </table:table-cell>
          <table:table-cell office:value-type="float" office:value="1421.04">
            <text:p>1421.04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439.52">
            <text:p>2439.52</text:p>
          </table:table-cell>
          <table:table-cell office:value-type="float" office:value="2468.43">
            <text:p>2468.43</text:p>
          </table:table-cell>
          <table:table-cell office:value-type="float" office:value="2462.75">
            <text:p>2462.75</text:p>
          </table:table-cell>
          <table:table-cell office:value-type="float" office:value="2471.56">
            <text:p>2471.56</text:p>
          </table:table-cell>
          <table:table-cell office:value-type="float" office:value="2461.5">
            <text:p>2461.5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49]-[.T49]" office:value-type="float" office:value="0">
            <text:p>0</text:p>
          </table:table-cell>
          <table:table-cell table:formula="of:=[.K49]-[.U49]" office:value-type="float" office:value="0">
            <text:p>0</text:p>
          </table:table-cell>
          <table:table-cell table:formula="of:=[.L49]-[.V49]" office:value-type="float" office:value="0">
            <text:p>0</text:p>
          </table:table-cell>
          <table:table-cell table:formula="of:=[.M49]-[.W49]" office:value-type="float" office:value="0">
            <text:p>0</text:p>
          </table:table-cell>
          <table:table-cell table:formula="of:=[.N49]-[.X49]" office:value-type="float" office:value="0">
            <text:p>0</text:p>
          </table:table-cell>
          <table:table-cell/>
          <table:table-cell table:formula="of:=[.P49]-[.Z49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I50]/[.J50]" office:value-type="float" office:value="1">
            <text:p>1</text:p>
          </table:table-cell>
          <table:table-cell table:number-columns-repeated="9" office:value-type="float" office:value="-1">
            <text:p>-1</text:p>
          </table:table-cell>
          <table:table-cell office:value-type="float" office:value="23">
            <text:p>23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formula="of:=[.J50]-[.T50]" office:value-type="float" office:value="0">
            <text:p>0</text:p>
          </table:table-cell>
          <table:table-cell table:formula="of:=[.K50]-[.U50]" office:value-type="float" office:value="0">
            <text:p>0</text:p>
          </table:table-cell>
          <table:table-cell table:formula="of:=[.L50]-[.V50]" office:value-type="float" office:value="0">
            <text:p>0</text:p>
          </table:table-cell>
          <table:table-cell table:formula="of:=[.M50]-[.W50]" office:value-type="float" office:value="0">
            <text:p>0</text:p>
          </table:table-cell>
          <table:table-cell table:formula="of:=[.N50]-[.X50]" office:value-type="float" office:value="0">
            <text:p>0</text:p>
          </table:table-cell>
          <table:table-cell/>
          <table:table-cell table:formula="of:=[.P50]-[.Z50]" office:value-type="float" office:value="0">
            <text:p>0</text:p>
          </table:table-cell>
        </table:table-row>
        <table:table-row table:style-name="ro2">
          <table:table-cell table:number-columns-repeated="9"/>
          <table:table-cell>
            <draw:frame table:end-cell-address="Sheet1.P71" table:end-x="0.7453in" table:end-y="0.0157in" draw:z-index="0" draw:style-name="gr1" draw:text-style-name="P1" svg:width="5.4409in" svg:height="3.1988in" svg:x="0.6386in" svg:y="0.1654in">
              <draw:object draw:notify-on-update-of-ranges="Sheet1.J1:Sheet1.P1 Sheet1.J1:Sheet1.P1 Sheet1.B19:Sheet1.B19 Sheet1.J19:Sheet1.P19 Sheet1.J1:Sheet1.P1 Sheet1.B20:Sheet1.B20 Sheet1.J20:Sheet1.P20 Sheet1.J1:Sheet1.P1 Sheet1.B21:Sheet1.B21 Sheet1.J21:Sheet1.P21 Sheet1.J1:Sheet1.P1 Sheet1.B22:Sheet1.B22 Sheet1.J22:Sheet1.P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</table:table>
      <table:table table:name="Sheet2" table:style-name="ta1" table:print="false"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row table:style-name="ro2">
          <table:table-cell table:style-name="Default" office:value-type="string">
            <text:p>mean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un / </text:p>
          </table:table-cell>
          <table:table-cell office:value-type="string">
            <text:p>full</text:p>
          </table:table-cell>
          <table:table-cell office:value-type="string">
            <text:p>central_spot</text:p>
          </table:table-cell>
          <table:table-cell office:value-type="string">
            <text:p>edges</text:p>
          </table:table-cell>
          <table:table-cell office:value-type="string">
            <text:p>corners</text:p>
          </table:table-cell>
        </table:table-row>
        <table:table-row table:style-name="ro2">
          <table:table-cell office:value-type="string">
            <text:p>“537”</text:p>
          </table:table-cell>
          <table:table-cell office:value-type="float" office:value="533">
            <text:p>533</text:p>
          </table:table-cell>
          <table:table-cell office:value-type="float" office:value="511.5">
            <text:p>511.5</text:p>
          </table:table-cell>
          <table:table-cell office:value-type="float" office:value="525.6">
            <text:p>525.6</text:p>
          </table:table-cell>
          <table:table-cell office:value-type="float" office:value="564">
            <text:p>564</text:p>
          </table:table-cell>
        </table:table-row>
        <table:table-row table:style-name="ro2">
          <table:table-cell office:value-type="string">
            <text:p>“542”</text:p>
          </table:table-cell>
          <table:table-cell office:value-type="float" office:value="501.9">
            <text:p>501.9</text:p>
          </table:table-cell>
          <table:table-cell office:value-type="float" office:value="487.3">
            <text:p>487.3</text:p>
          </table:table-cell>
          <table:table-cell office:value-type="float" office:value="497.6">
            <text:p>497.6</text:p>
          </table:table-cell>
          <table:table-cell office:value-type="float" office:value="521.8">
            <text:p>521.8</text:p>
          </table:table-cell>
        </table:table-row>
        <table:table-row table:style-name="ro2">
          <table:table-cell office:value-type="string">
            <text:p>“544”</text:p>
          </table:table-cell>
          <table:table-cell office:value-type="float" office:value="425.8">
            <text:p>425.8</text:p>
          </table:table-cell>
          <table:table-cell office:value-type="float" office:value="416.8">
            <text:p>416.8</text:p>
          </table:table-cell>
          <table:table-cell office:value-type="float" office:value="421.4">
            <text:p>421.4</text:p>
          </table:table-cell>
          <table:table-cell office:value-type="float" office:value="440.5">
            <text:p>440.5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>
            <text:p>sigma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un / </text:p>
          </table:table-cell>
          <table:table-cell office:value-type="string">
            <text:p>full</text:p>
          </table:table-cell>
          <table:table-cell office:value-type="string">
            <text:p>central_spot</text:p>
          </table:table-cell>
          <table:table-cell office:value-type="string">
            <text:p>edges</text:p>
          </table:table-cell>
          <table:table-cell office:value-type="string">
            <text:p>corners</text:p>
          </table:table-cell>
        </table:table-row>
        <table:table-row table:style-name="ro2">
          <table:table-cell office:value-type="string">
            <text:p>“537”</text:p>
          </table:table-cell>
          <table:table-cell office:value-type="float" office:value="63.27">
            <text:p>63.27</text:p>
          </table:table-cell>
          <table:table-cell office:value-type="float" office:value="51.01">
            <text:p>51.01</text:p>
          </table:table-cell>
          <table:table-cell office:value-type="float" office:value="61.18">
            <text:p>61.18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“542”</text:p>
          </table:table-cell>
          <table:table-cell office:value-type="float" office:value="57.68">
            <text:p>57.68</text:p>
          </table:table-cell>
          <table:table-cell office:value-type="float" office:value="52.12">
            <text:p>52.12</text:p>
          </table:table-cell>
          <table:table-cell office:value-type="float" office:value="57">
            <text:p>57</text:p>
          </table:table-cell>
          <table:table-cell office:value-type="float" office:value="53.05">
            <text:p>53.05</text:p>
          </table:table-cell>
        </table:table-row>
        <table:table-row table:style-name="ro2">
          <table:table-cell office:value-type="string">
            <text:p>“544”</text:p>
          </table:table-cell>
          <table:table-cell office:value-type="float" office:value="57.25">
            <text:p>57.25</text:p>
          </table:table-cell>
          <table:table-cell office:value-type="float" office:value="55.81">
            <text:p>55.81</text:p>
          </table:table-cell>
          <table:table-cell office:value-type="float" office:value="53.52">
            <text:p>53.52</text:p>
          </table:table-cell>
          <table:table-cell office:value-type="float" office:value="54.47">
            <text:p>54.47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>
            <text:p>sigma/mean</text:p>
          </table:table-cell>
          <table:table-cell table:style-name="Default" table:number-columns-repeated="4"/>
        </table:table-row>
        <table:table-row table:style-name="ro2">
          <table:table-cell office:value-type="string">
            <text:p>Run / </text:p>
          </table:table-cell>
          <table:table-cell office:value-type="string">
            <text:p>full</text:p>
          </table:table-cell>
          <table:table-cell office:value-type="string">
            <text:p>central_spot</text:p>
          </table:table-cell>
          <table:table-cell office:value-type="string">
            <text:p>edges</text:p>
          </table:table-cell>
          <table:table-cell office:value-type="string">
            <text:p>corners</text:p>
          </table:table-cell>
        </table:table-row>
        <table:table-row table:style-name="ro2">
          <table:table-cell office:value-type="string">
            <text:p>“537”</text:p>
          </table:table-cell>
          <table:table-cell table:style-name="ce5" table:formula="of:=[.B10]/[.B3]" office:value-type="float" office:value="0.118705440900563">
            <text:p>0.119</text:p>
          </table:table-cell>
          <table:table-cell table:style-name="ce5" table:formula="of:=[.C10]/[.C3]" office:value-type="float" office:value="0.0997262952101662">
            <text:p>0.100</text:p>
          </table:table-cell>
          <table:table-cell table:style-name="ce5" table:formula="of:=[.D10]/[.D3]" office:value-type="float" office:value="0.116400304414003">
            <text:p>0.116</text:p>
          </table:table-cell>
          <table:table-cell table:style-name="ce5" table:formula="of:=[.E10]/[.E3]" office:value-type="float" office:value="0.0975177304964539">
            <text:p>0.098</text:p>
          </table:table-cell>
        </table:table-row>
        <table:table-row table:style-name="ro2">
          <table:table-cell office:value-type="string">
            <text:p>“542”</text:p>
          </table:table-cell>
          <table:table-cell table:style-name="ce5" table:formula="of:=[.B11]/[.B4]" office:value-type="float" office:value="0.114923291492329">
            <text:p>0.115</text:p>
          </table:table-cell>
          <table:table-cell table:style-name="ce5" table:formula="of:=[.C11]/[.C4]" office:value-type="float" office:value="0.106956700184691">
            <text:p>0.107</text:p>
          </table:table-cell>
          <table:table-cell table:style-name="ce5" table:formula="of:=[.D11]/[.D4]" office:value-type="float" office:value="0.114549839228296">
            <text:p>0.115</text:p>
          </table:table-cell>
          <table:table-cell table:style-name="ce5" table:formula="of:=[.E11]/[.E4]" office:value-type="float" office:value="0.101667305481027">
            <text:p>0.102</text:p>
          </table:table-cell>
        </table:table-row>
        <table:table-row table:style-name="ro2">
          <table:table-cell office:value-type="string">
            <text:p>“544”</text:p>
          </table:table-cell>
          <table:table-cell table:style-name="ce5" table:formula="of:=[.B12]/[.B5]" office:value-type="float" office:value="0.134452794739314">
            <text:p>0.134</text:p>
          </table:table-cell>
          <table:table-cell table:style-name="ce5" table:formula="of:=[.C12]/[.C5]" office:value-type="float" office:value="0.133901151631478">
            <text:p>0.134</text:p>
          </table:table-cell>
          <table:table-cell table:style-name="ce5" table:formula="of:=[.D12]/[.D5]" office:value-type="float" office:value="0.127005220692928">
            <text:p>0.127</text:p>
          </table:table-cell>
          <table:table-cell table:style-name="ce5" table:formula="of:=[.E12]/[.E5]" office:value-type="float" office:value="0.123654937570942">
            <text:p>0.124</text:p>
          </table:table-cell>
        </table:table-row>
      </table:table>
      <table:table table:name="Sheet3" table:style-name="ta1" table:print="false">
        <table:table-column table:style-name="co6" table:default-cell-style-name="ce4"/>
        <table:table-column table:style-name="co2" table:default-cell-style-name="ce4"/>
        <table:table-column table:style-name="co7" table:number-columns-repeated="2" table:default-cell-style-name="ce4"/>
        <table:table-column table:style-name="co8" table:number-columns-repeated="2" table:default-cell-style-name="ce4"/>
        <table:table-row table:style-name="ro2">
          <table:table-cell table:style-name="Default" table:number-columns-repeated="6"/>
        </table:table-row>
        <table:table-row table:style-name="ro2">
          <table:table-cell table:style-name="Default" office:value-type="string">
            <text:p>S2/S1 mean from full spectra</text:p>
          </table:table-cell>
          <table:table-cell table:style-name="Default" table:number-columns-repeated="5"/>
        </table:table-row>
        <table:table-row table:style-name="ro2">
          <table:table-cell office:value-type="string">
            <text:p>Run / </text:p>
          </table:table-cell>
          <table:table-cell office:value-type="string">
            <text:p>corners2</text:p>
          </table:table-cell>
          <table:table-cell office:value-type="string">
            <text:p>corner2 right-top</text:p>
          </table:table-cell>
          <table:table-cell office:value-type="string">
            <text:p>corner2 right-bot</text:p>
          </table:table-cell>
          <table:table-cell office:value-type="string">
            <text:p>corner2 left-top</text:p>
          </table:table-cell>
          <table:table-cell office:value-type="string">
            <text:p>corner2 left-bot</text:p>
          </table:table-cell>
        </table:table-row>
        <table:table-row table:style-name="ro2">
          <table:table-cell office:value-type="string">
            <text:p>“537”</text:p>
          </table:table-cell>
          <table:table-cell office:value-type="float" office:value="3.63">
            <text:p>3.63</text:p>
          </table:table-cell>
          <table:table-cell office:value-type="float" office:value="3.61">
            <text:p>3.61</text:p>
          </table:table-cell>
          <table:table-cell table:number-columns-repeated="2" office:value-type="float" office:value="3.58">
            <text:p>3.58</text:p>
          </table:table-cell>
          <table:table-cell office:value-type="float" office:value="4.49">
            <text:p>4.49</text:p>
          </table:table-cell>
        </table:table-row>
        <table:table-row table:style-name="ro2">
          <table:table-cell office:value-type="string">
            <text:p>“542”</text:p>
          </table:table-cell>
          <table:table-cell office:value-type="float" office:value="6.23">
            <text:p>6.23</text:p>
          </table:table-cell>
          <table:table-cell office:value-type="float" office:value="6.24">
            <text:p>6.24</text:p>
          </table:table-cell>
          <table:table-cell office:value-type="float" office:value="6.29">
            <text:p>6.29</text:p>
          </table:table-cell>
          <table:table-cell office:value-type="float" office:value="5.78">
            <text:p>5.78</text:p>
          </table:table-cell>
          <table:table-cell office:value-type="float" office:value="6.35">
            <text:p>6.35</text:p>
          </table:table-cell>
        </table:table-row>
        <table:table-row table:style-name="ro2">
          <table:table-cell office:value-type="string">
            <text:p>“544”</text:p>
          </table:table-cell>
          <table:table-cell office:value-type="float" office:value="9.45">
            <text:p>9.45</text:p>
          </table:table-cell>
          <table:table-cell office:value-type="float" office:value="9.36">
            <text:p>9.36</text:p>
          </table:table-cell>
          <table:table-cell office:value-type="float" office:value="9.7">
            <text:p>9.7</text:p>
          </table:table-cell>
          <table:table-cell office:value-type="float" office:value="9.22">
            <text:p>9.22</text:p>
          </table:table-cell>
          <table:table-cell office:value-type="float" office:value="9.14">
            <text:p>9.14</text:p>
          </table:table-cell>
        </table:table-row>
      </table:table>
      <table:table table:name="Sheet4" table:style-name="ta1" table:print="false">
        <table:table-column table:style-name="co2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>
          <table:table-cell/>
          <table:table-cell office:value-type="string">
            <text:p>lambda</text:p>
          </table:table-cell>
          <table:table-cell office:value-type="string">
            <text:p>k</text:p>
          </table:table-cell>
          <table:table-cell office:value-type="string">
            <text:p>P_poisson</text:p>
          </table:table-cell>
          <table:table-cell office:value-type="string">
            <text:p>K * <text:s/>P_poisson</text:p>
          </table:table-cell>
          <table:table-cell office:value-type="string">
            <text:p>mean full</text:p>
          </table:table-cell>
          <table:table-cell office:value-type="string">
            <text:p>Mean (1, 5)</text:p>
          </table:table-cell>
          <table:table-cell office:value-type="string">
            <text:p>Mean (1, 10)</text:p>
          </table:table-cell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table:formula="of:=EXP(-[.$B$2]) * [.$B$2]^[.C2] / FACT([.C2])" office:value-type="float" office:value="0.90483741803596">
            <text:p>0.904837418</text:p>
          </table:table-cell>
          <table:table-cell table:formula="of:=[.C2]*[.D2]" office:value-type="float" office:value="0">
            <text:p>0</text:p>
          </table:table-cell>
          <table:table-cell table:formula="of:=SUM([.E2:.E7])/SUM([.D2:.D7])" office:value-type="float" office:value="0.0999999924596882">
            <text:p>0.0999999925</text:p>
          </table:table-cell>
          <table:table-cell table:style-name="ce8" table:formula="of:=SUM([.E3:.E7])/SUM([.D3:.D7])" office:value-type="float" office:value="1.05083312797977">
            <text:p>1.050833128</text:p>
          </table:table-cell>
          <table:table-cell table:style-name="ce8" table:formula="of:=SUM([.E3:.E12])/SUM([.D3:.D12])" office:value-type="float" office:value="1.05083319447751">
            <text:p>1.050833194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formula="of:=EXP(-[.$B$2]) * [.$B$2]^[.C3] / FACT([.C3])" office:value-type="float" office:value="0.090483741803596">
            <text:p>0.0904837418</text:p>
          </table:table-cell>
          <table:table-cell table:formula="of:=[.C3]*[.D3]" office:value-type="float" office:value="0.090483741803596">
            <text:p>0.090483741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formula="of:=EXP(-[.$B$2]) * [.$B$2]^[.C4] / FACT([.C4])" office:value-type="float" office:value="0.0045241870901798">
            <text:p>0.0045241871</text:p>
          </table:table-cell>
          <table:table-cell table:formula="of:=[.C4]*[.D4]" office:value-type="float" office:value="0.0090483741803596">
            <text:p>0.009048374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formula="of:=EXP(-[.$B$2]) * [.$B$2]^[.C5] / FACT([.C5])" office:value-type="float" office:value="0.000150806236339327">
            <text:p>0.0001508062</text:p>
          </table:table-cell>
          <table:table-cell table:formula="of:=[.C5]*[.D5]" office:value-type="float" office:value="0.00045241870901798">
            <text:p>0.000452418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table:formula="of:=EXP(-[.$B$2]) * [.$B$2]^[.C6] / FACT([.C6])" office:value-type="float" office:value="0.00000377015590848317">
            <text:p>3.77015590848317E-006</text:p>
          </table:table-cell>
          <table:table-cell table:formula="of:=[.C6]*[.D6]" office:value-type="float" office:value="0.0000150806236339327">
            <text:p>1.50806236339327E-00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formula="of:=EXP(-[.$B$2]) * [.$B$2]^[.C7] / FACT([.C7])" office:value-type="float" office:value="0.0000000754031181696633">
            <text:p>7.54031181696633E-008</text:p>
          </table:table-cell>
          <table:table-cell table:formula="of:=[.C7]*[.D7]" office:value-type="float" office:value="0.000000377015590848317">
            <text:p>0.00000037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f:=EXP(-[.$B$2]) * [.$B$2]^[.C8] / FACT([.C8])" office:value-type="float" office:value="0.00000000125671863616106">
            <text:p>1.25671863616106E-009</text:p>
          </table:table-cell>
          <table:table-cell table:formula="of:=[.C8]*[.D8]" office:value-type="float" office:value="0.00000000754031181696633">
            <text:p>7.54031181696633E-00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f:=EXP(-[.$B$2]) * [.$B$2]^[.C9] / FACT([.C9])" office:value-type="float" office:value="0.0000000000179531233737294">
            <text:p>1.79531233737294E-011</text:p>
          </table:table-cell>
          <table:table-cell table:formula="of:=[.C9]*[.D9]" office:value-type="float" office:value="0.000000000125671863616106">
            <text:p>1.25671863616106E-01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table:formula="of:=EXP(-[.$B$2]) * [.$B$2]^[.C10] / FACT([.C10])" office:value-type="float" office:value="0.000000000000224414042171617">
            <text:p>2.24414042171617E-013</text:p>
          </table:table-cell>
          <table:table-cell table:formula="of:=[.C10]*[.D10]" office:value-type="float" office:value="0.00000000000179531233737294">
            <text:p>1.79531233737294E-0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table:formula="of:=EXP(-[.$B$2]) * [.$B$2]^[.C11] / FACT([.C11])" office:value-type="float" office:value="2.49348935746241E-015">
            <text:p>2.49348935746241E-015</text:p>
          </table:table-cell>
          <table:table-cell table:formula="of:=[.C11]*[.D11]" office:value-type="float" office:value="0.0000000000000224414042171617">
            <text:p>2.24414042171617E-01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table:formula="of:=EXP(-[.$B$2]) * [.$B$2]^[.C12] / FACT([.C12])" office:value-type="float" office:value="2.49348935746241E-017">
            <text:p>2.49348935746241E-017</text:p>
          </table:table-cell>
          <table:table-cell table:formula="of:=[.C12]*[.D12]" office:value-type="float" office:value="2.49348935746241E-016">
            <text:p>2.49348935746241E-016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>
            <draw:frame table:end-cell-address="Sheet4.G37" table:end-x="0.822in" table:end-y="0.1114in" draw:z-index="0" draw:style-name="gr1" draw:text-style-name="P1" svg:width="6.2988in" svg:height="3.5429in" svg:x="0.352in" svg:y="0.0846in">
              <draw:object draw:notify-on-update-of-ranges="Sheet4.D2:Sheet4.D7 Sheet4.C2:Sheet4.C7 Sheet4.D2:Sheet4.D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 number:grouping="true"/>
    </number:number-style>
    <style:style style:name="Default" style:family="table-cell">
      <style:text-properties style:font-name-asian="Noto Serif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11/30/2018</text:date>, <text:time>16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8-11-15T15:20:58</meta:creation-date>
    <meta:generator>OpenOffice/4.1.5$Unix OpenOffice.org_project/415m1$Build-9789</meta:generator>
    <dc:date>2018-11-30T16:52:10</dc:date>
    <dc:creator>Vlad </dc:creator>
    <meta:editing-duration>P4DT3H21M57S</meta:editing-duration>
    <meta:editing-cycles>70</meta:editing-cycles>
    <meta:document-statistic meta:table-count="4" meta:cell-count="13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style:direction="ttb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0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821cm" svg:height="8.126cm" xlink:href=".." xlink:type="simple" chart:class="chart:scatter" chart:style-name="ch1">
        <chart:title svg:x="0.172cm" svg:y="0.298cm" chart:style-name="ch2">
          <text:p>https://baltig.infn.it/pandola/red-daq-light/tree/master/src/Level1/ser</text:p>
        </chart:title>
        <chart:legend chart:legend-position="end" svg:x="12.669cm" svg:y="3.017cm" style:legend-expansion="high" chart:style-name="ch3"/>
        <chart:plot-area chart:style-name="ch4" table:cell-range-address="Sheet1.J1:Sheet1.P1 Sheet1.B19:Sheet1.B22 Sheet1.J19:Sheet1.P22" chart:data-source-has-labels="both" svg:x="0.726cm" svg:y="1.563cm" svg:width="11.391cm" svg:height="5.981cm">
          <chartooo:coordinate-region svg:x="1.718cm" svg:y="1.762cm" svg:width="10.305cm" svg:height="5.135cm"/>
          <chart:axis chart:dimension="x" chart:name="primary-x" chart:style-name="ch5" chartooo:axis-type="auto">
            <chart:categories table:cell-range-address="Sheet1.J1:Sheet1.P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19:Sheet1.P19" chart:label-cell-address="Sheet1.B19:Sheet1.B19" chart:class="chart:scatter">
            <chart:domain table:cell-range-address="Sheet1.J1:Sheet1.P1"/>
            <chart:data-point chart:repeated="7"/>
          </chart:series>
          <chart:series chart:style-name="ch9" chart:values-cell-range-address="Sheet1.J20:Sheet1.P20" chart:label-cell-address="Sheet1.B20:Sheet1.B20" chart:class="chart:scatter">
            <chart:data-point chart:repeated="7"/>
          </chart:series>
          <chart:series chart:style-name="ch10" chart:values-cell-range-address="Sheet1.J21:Sheet1.P21" chart:label-cell-address="Sheet1.B21:Sheet1.B21" chart:class="chart:scatter">
            <chart:data-point chart:repeated="7"/>
          </chart:series>
          <chart:series chart:style-name="ch11" chart:values-cell-range-address="Sheet1.J22:Sheet1.P22" chart:label-cell-address="Sheet1.B22:Sheet1.B2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_393.cfg</text:p>
                <draw:g>
                  <svg:desc>Sheet1.J1:Sheet1.P1</svg:desc>
                </draw:g>
              </table:table-cell>
              <table:table-cell office:value-type="string">
                <text:p>Ser_416.cfg</text:p>
              </table:table-cell>
              <table:table-cell office:value-type="string">
                <text:p>Ser_499.cfg</text:p>
              </table:table-cell>
              <table:table-cell office:value-type="string">
                <text:p>Ser_553.cfg</text:p>
              </table:table-cell>
              <table:table-cell office:value-type="string">
                <text:p>Ser_541.cfg</text:p>
              </table:table-cell>
              <table:table-cell office:value-type="string">
                <text:p>Ser_548.cfg</text:p>
              </table:table-cell>
              <table:table-cell office:value-type="string">
                <text:p>Ser_555.cfg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J1:Sheet1.P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F2</text:p>
                <draw:g>
                  <svg:desc>Sheet1.B19:Sheet1.B19</svg:desc>
                </draw:g>
              </table:table-cell>
              <table:table-cell office:value-type="float" office:value="3431.42">
                <text:p>3431.42</text:p>
                <draw:g>
                  <svg:desc>Sheet1.J19:Sheet1.P19</svg:desc>
                </draw:g>
              </table:table-cell>
              <table:table-cell office:value-type="float" office:value="3387.8">
                <text:p>3387.8</text:p>
              </table:table-cell>
              <table:table-cell office:value-type="float" office:value="3396.73">
                <text:p>3396.73</text:p>
              </table:table-cell>
              <table:table-cell office:value-type="float" office:value="3365.52">
                <text:p>3365.52</text:p>
              </table:table-cell>
              <table:table-cell office:value-type="float" office:value="3428.82">
                <text:p>3428.82</text:p>
              </table:table-cell>
              <table:table-cell office:value-type="float" office:value="2020.95">
                <text:p>2020.95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F3</text:p>
                <draw:g>
                  <svg:desc>Sheet1.B20:Sheet1.B20</svg:desc>
                </draw:g>
              </table:table-cell>
              <table:table-cell office:value-type="float" office:value="3347.22">
                <text:p>3347.22</text:p>
                <draw:g>
                  <svg:desc>Sheet1.J20:Sheet1.P20</svg:desc>
                </draw:g>
              </table:table-cell>
              <table:table-cell office:value-type="float" office:value="3404.35">
                <text:p>3404.35</text:p>
              </table:table-cell>
              <table:table-cell office:value-type="float" office:value="3339.23">
                <text:p>3339.23</text:p>
              </table:table-cell>
              <table:table-cell office:value-type="float" office:value="3364.27">
                <text:p>3364.27</text:p>
              </table:table-cell>
              <table:table-cell office:value-type="float" office:value="3376.11">
                <text:p>3376.11</text:p>
              </table:table-cell>
              <table:table-cell office:value-type="float" office:value="2041.67">
                <text:p>2041.67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string">
                <text:p>F4</text:p>
                <draw:g>
                  <svg:desc>Sheet1.B21:Sheet1.B21</svg:desc>
                </draw:g>
              </table:table-cell>
              <table:table-cell office:value-type="float" office:value="3389.76">
                <text:p>3389.76</text:p>
                <draw:g>
                  <svg:desc>Sheet1.J21:Sheet1.P21</svg:desc>
                </draw:g>
              </table:table-cell>
              <table:table-cell office:value-type="float" office:value="3393.76">
                <text:p>3393.76</text:p>
              </table:table-cell>
              <table:table-cell office:value-type="float" office:value="3379.12">
                <text:p>3379.12</text:p>
              </table:table-cell>
              <table:table-cell office:value-type="float" office:value="3390.55">
                <text:p>3390.55</text:p>
              </table:table-cell>
              <table:table-cell office:value-type="float" office:value="3376.1">
                <text:p>3376.1</text:p>
              </table:table-cell>
              <table:table-cell office:value-type="float" office:value="2033.74">
                <text:p>2033.74</text:p>
              </table:table-cell>
              <table:table-cell office:value-type="float" office:value="3167">
                <text:p>3167</text:p>
              </table:table-cell>
            </table:table-row>
            <table:table-row>
              <table:table-cell office:value-type="string">
                <text:p>F5</text:p>
                <draw:g>
                  <svg:desc>Sheet1.B22:Sheet1.B22</svg:desc>
                </draw:g>
              </table:table-cell>
              <table:table-cell office:value-type="float" office:value="3370.04">
                <text:p>3370.04</text:p>
                <draw:g>
                  <svg:desc>Sheet1.J22:Sheet1.P22</svg:desc>
                </draw:g>
              </table:table-cell>
              <table:table-cell office:value-type="float" office:value="3378.6">
                <text:p>3378.6</text:p>
              </table:table-cell>
              <table:table-cell office:value-type="float" office:value="3370.24">
                <text:p>3370.24</text:p>
              </table:table-cell>
              <table:table-cell office:value-type="float" office:value="3420.58">
                <text:p>3420.58</text:p>
              </table:table-cell>
              <table:table-cell office:value-type="float" office:value="3261.73">
                <text:p>3261.73</text:p>
              </table:table-cell>
              <table:table-cell office:value-type="float" office:value="1999.06">
                <text:p>1999.06</text:p>
              </table:table-cell>
              <table:table-cell office:value-type="float" office:value="3102">
                <text:p>3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0" chart:style-name="ch1">
        <chart:title svg:x="5.205cm" svg:y="0.316cm" chart:style-name="ch2">
          <text:p>Poisson distr, lambda = 0.1</text:p>
        </chart:title>
        <chart:legend chart:legend-position="end" svg:x="13.737cm" svg:y="4.201cm" style:legend-expansion="high" chart:style-name="ch3"/>
        <chart:plot-area chart:style-name="ch4" table:cell-range-address="Sheet4.C2:Sheet4.D7" chart:data-source-has-labels="column" svg:x="1.331cm" svg:y="1.635cm" svg:width="11.766cm" svg:height="6.204cm">
          <chartooo:coordinate-region svg:x="3.355cm" svg:y="1.834cm" svg:width="9.648cm" svg:height="5.358cm"/>
          <chart:axis chart:dimension="x" chart:name="primary-x" chart:style-name="ch5" chartooo:axis-type="auto">
            <chart:title svg:x="6.707cm" svg:y="8.019cm" chart:style-name="ch6">
              <text:p>N [PE]</text:p>
            </chart:title>
            <chart:categories table:cell-range-address="Sheet4.D2:Sheet4.D7"/>
          </chart:axis>
          <chart:axis chart:dimension="y" chart:name="primary-y" chart:style-name="ch7">
            <chart:title svg:x="0.451cm" svg:y="5.562cm" chart:style-name="ch8">
              <text:p>Probability</text:p>
            </chart:title>
            <chart:grid chart:style-name="ch9" chart:class="major"/>
          </chart:axis>
          <chart:series chart:style-name="ch10" chart:values-cell-range-address="Sheet4.D2:Sheet4.D7" chart:class="chart:scatter">
            <chart:domain table:cell-range-address="Sheet4.C2:Sheet4.C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90483741803596">
                <text:p>0</text:p>
                <draw:g>
                  <svg:desc>Sheet4.D2:Sheet4.D7</svg:desc>
                </draw:g>
              </table:table-cell>
              <table:table-cell office:value-type="float" office:value="0">
                <text:p>0</text:p>
                <draw:g>
                  <svg:desc>Sheet4.C2:Sheet4.C7</svg:desc>
                </draw:g>
              </table:table-cell>
              <table:table-cell office:value-type="float" office:value="0.90483741803596">
                <text:p>0.90483741803596</text:p>
                <draw:g>
                  <svg:desc>Sheet4.D2:Sheet4.D7</svg:desc>
                </draw:g>
              </table:table-cell>
            </table:table-row>
            <table:table-row>
              <table:table-cell office:value-type="float" office:value="0.090483741803596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090483741803596">
                <text:p>0.090483741803596</text:p>
              </table:table-cell>
            </table:table-row>
            <table:table-row>
              <table:table-cell office:value-type="float" office:value="0.0045241870901798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.0045241870901798">
                <text:p>0.0045241870901798</text:p>
              </table:table-cell>
            </table:table-row>
            <table:table-row>
              <table:table-cell office:value-type="float" office:value="0.000150806236339327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000150806236339327">
                <text:p>0.000150806236339327</text:p>
              </table:table-cell>
            </table:table-row>
            <table:table-row>
              <table:table-cell office:value-type="float" office:value="0.00000377015590848317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00000377015590848317">
                <text:p>0.00000377015590848317</text:p>
              </table:table-cell>
            </table:table-row>
            <table:table-row>
              <table:table-cell office:value-type="float" office:value="0.000000075403118169663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0000000754031181696633">
                <text:p>0.00000007540311816966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